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Heading">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Heading">
      <style:paragraph-properties fo:text-align="end"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J" style:family="table-column"/>
    <style:style style:name="Table2.K" style:family="table-column"/>
    <style:style style:name="Table2.L" style:family="table-column"/>
    <style:style style:name="Table2.M"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3.I" style:family="table-column"/>
    <style:style style:name="Table3.J" style:family="table-column"/>
    <style:style style:name="Table3.K" style:family="table-column"/>
    <style:style style:name="Table3.L" style:family="table-column"/>
    <style:style style:name="Table3.M" style:family="table-column"/>
    <style:style style:name="Table3.A1" style:family="table-cell">
      <style:table-cell-properties fo:border="none"/>
    </style:style>
  </office:automatic-styles>
  <office:body>
    <office:text>
      <text:h text:style-name="Heading_20_1" text:outline-level="1">Introduction</text:h>
      <text:p text:style-name="First_20_paragraph">The paper investigates multiclass classification problem of objects with no explicit feature representation. This problem arises in analysing biological data , human behavior and social interactions . It considers the problem of human activity recognition. The accelerometer time series  from smart phones serve to recognize human physical activity on the internet of things . Methods to solve this problem range from topological data analysis  to convolutional neural networks . An extensive survey of the methods and datasets for this problem is found in .</text:p>
      <text:p text:style-name="Text_20_body">In this work the dataset is comprised of time series of acceleration from three axis, which is obtained from a mobile phone or another wearable device with accelerometer. These time series are of various sizes, not aligned, and multiscaled . The problem is to predict physical activity of a person. The list of activities includes walking, running, sitting or walking up/down stairs. In this setup time series are treated as complex structured objects without explicit feature description. This assumption allows to propose a flexible technology for accelerometer time series modelling. The main problem to tackle is the lack of computational resources, memory, and energy in wearable devices. This investigation proposes an approach to generate features of time series as complex structured objects. The generated features bring adequate quality of classification and require moderate resources.</text:p>
      <text:p text:style-name="Text_20_body">The problem of classifying complex structured objects is split in two distinctive procedures. The first extracts informative features. The second one classifies objects of these feature descriptions. This research focuses mainly on comparison of different methods for feature generation : expert-defined functions, autoregressive model, and singular spectrum analysis. Expert-defined functions  include average, standard deviation, mean absolute deviation and histogram. The autoregressive model  builds a parametric model for each time series and uses model parameters as features for classification. The singular spectrum analysis  uses the eigenvalues of trajectory matrix as generated features.</text:p>
      <text:p text:style-name="Text_20_body">The authors propose a new feature generation method. We approximate time series segments with cubic splines . The spline approximates the 3-order piecewise curve at the given knots. The additional smoothness conditions makes the curve and its first and second derivatives continuous. The splines give a smooth curve and adequate quality of approximation.</text:p>
      <text:p text:style-name="Text_20_body">The experiment was conducted on two accelerometer datasets: WISDM , USC-HAD . We compared the performance of stated feature extraction methods, as well as different classification algorithms. The latter includes logistic regression, random forest and SVM.</text:p>
      <text:h text:style-name="Heading_20_1" text:outline-level="1">Problem Statement</text:h>
      <text:p text:style-name="First_20_paragraph">The accelerometer time series are represented as a set <draw:frame text:anchor-type="as-char" style:vertical-pos="middle" style:vertical-rel="text"><draw:object xlink:href="Formula-0/" xlink:type="simple" xlink:show="embed" xlink:actuate="onLoad"/></draw:frame> of segments <draw:frame text:anchor-type="as-char" style:vertical-pos="middle" style:vertical-rel="text"><draw:object xlink:href="Formula-1/" xlink:type="simple" xlink:show="embed" xlink:actuate="onLoad"/></draw:frame> of fixed length <draw:frame text:anchor-type="as-char" style:vertical-pos="middle" style:vertical-rel="text"><draw:object xlink:href="Formula-2/" xlink:type="simple" xlink:show="embed" xlink:actuate="onLoad"/></draw:frame>:</text:p>
      <text:p text:style-name="Text_20_body"><draw:frame text:anchor-type="paragraph" style:vertical-pos="middle" style:vertical-rel="text"><draw:object xlink:href="Formula-3/" xlink:type="simple" xlink:show="embed" xlink:actuate="onLoad"/></draw:frame></text:p>
      <text:p text:style-name="Text_20_body">One has to find a classification model <draw:frame text:anchor-type="as-char" style:vertical-pos="middle" style:vertical-rel="text"><draw:object xlink:href="Formula-4/" xlink:type="simple" xlink:show="embed" xlink:actuate="onLoad"/></draw:frame> between segments from the set <draw:frame text:anchor-type="as-char" style:vertical-pos="middle" style:vertical-rel="text"><draw:object xlink:href="Formula-5/" xlink:type="simple" xlink:show="embed" xlink:actuate="onLoad"/></draw:frame> and class labels from a finite set <draw:frame text:anchor-type="as-char" style:vertical-pos="middle" style:vertical-rel="text"><draw:object xlink:href="Formula-6/" xlink:type="simple" xlink:show="embed" xlink:actuate="onLoad"/></draw:frame>. Let denote by</text:p>
      <text:p text:style-name="Text_20_body"><draw:frame text:anchor-type="paragraph" style:vertical-pos="middle" style:vertical-rel="text"><draw:object xlink:href="Formula-7/" xlink:type="simple" xlink:show="embed" xlink:actuate="onLoad"/></draw:frame></text:p>
      <text:p text:style-name="Text_20_body">a given sample set, where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text:p>
      <text:p text:style-name="Text_20_body">The authors propose to construct the model <draw:frame text:anchor-type="as-char" style:vertical-pos="middle" style:vertical-rel="text"><draw:object xlink:href="Formula-10/" xlink:type="simple" xlink:show="embed" xlink:actuate="onLoad"/></draw:frame> as a superposition <draw:frame text:anchor-type="as-char" style:vertical-pos="middle" style:vertical-rel="text"><draw:object xlink:href="Formula-11/" xlink:type="simple" xlink:show="embed" xlink:actuate="onLoad"/></draw:frame>. Here <draw:frame text:anchor-type="as-char" style:vertical-pos="middle" style:vertical-rel="text"><draw:object xlink:href="Formula-12/" xlink:type="simple" xlink:show="embed" xlink:actuate="onLoad"/></draw:frame> is a map from the space <draw:frame text:anchor-type="as-char" style:vertical-pos="middle" style:vertical-rel="text"><draw:object xlink:href="Formula-13/" xlink:type="simple" xlink:show="embed" xlink:actuate="onLoad"/></draw:frame> to the feature space <draw:frame text:anchor-type="as-char" style:vertical-pos="middle" style:vertical-rel="text"><draw:object xlink:href="Formula-14/" xlink:type="simple" xlink:show="embed" xlink:actuate="onLoad"/></draw:frame>. Given the feature map <draw:frame text:anchor-type="as-char" style:vertical-pos="middle" style:vertical-rel="text"><draw:object xlink:href="Formula-15/" xlink:type="simple" xlink:show="embed" xlink:actuate="onLoad"/></draw:frame> transform the original sample set  to the new sample set</text:p>
      <text:p text:style-name="Text_20_body"><draw:frame text:anchor-type="paragraph" style:vertical-pos="middle" style:vertical-rel="text"><draw:object xlink:href="Formula-16/" xlink:type="simple" xlink:show="embed" xlink:actuate="onLoad"/></draw:frame></text:p>
      <text:p text:style-name="Text_20_body">where <draw:frame text:anchor-type="as-char" style:vertical-pos="middle" style:vertical-rel="text"><draw:object xlink:href="Formula-17/" xlink:type="simple" xlink:show="embed" xlink:actuate="onLoad"/></draw:frame>.</text:p>
      <text:p text:style-name="Text_20_body">The classification model <draw:frame text:anchor-type="as-char" style:vertical-pos="middle" style:vertical-rel="text"><draw:object xlink:href="Formula-18/" xlink:type="simple" xlink:show="embed" xlink:actuate="onLoad"/></draw:frame> has a vector of parameters <draw:frame text:anchor-type="as-char" style:vertical-pos="middle" style:vertical-rel="text"><draw:object xlink:href="Formula-19/" xlink:type="simple" xlink:show="embed" xlink:actuate="onLoad"/></draw:frame>. The optimal parameters <draw:frame text:anchor-type="as-char" style:vertical-pos="middle" style:vertical-rel="text"><draw:object xlink:href="Formula-20/" xlink:type="simple" xlink:show="embed" xlink:actuate="onLoad"/></draw:frame> are given by the classification error function</text:p>
      <text:p text:style-name="Text_20_body"><draw:frame text:anchor-type="paragraph" style:vertical-pos="middle" style:vertical-rel="text"><draw:object xlink:href="Formula-21/" xlink:type="simple" xlink:show="embed" xlink:actuate="onLoad"/></draw:frame></text:p>
      <text:p text:style-name="Text_20_body">Here the vector <draw:frame text:anchor-type="as-char" style:vertical-pos="middle" style:vertical-rel="text"><draw:object xlink:href="Formula-22/" xlink:type="simple" xlink:show="embed" xlink:actuate="onLoad"/></draw:frame> represents external parameters of a particular classification model. The examples of these parameters and error functions for different classification models are given below.</text:p>
      <text:p text:style-name="Text_20_body">To compare classification quality with results from  we use the accuracy score:</text:p>
      <text:p text:style-name="Text_20_body"><draw:frame text:anchor-type="paragraph" style:vertical-pos="middle" style:vertical-rel="text"><draw:object xlink:href="Formula-23/" xlink:type="simple" xlink:show="embed" xlink:actuate="onLoad"/></draw:frame></text:p>
      <text:h text:style-name="Heading_20_1" text:outline-level="1">Feature Generation Functions</text:h>
      <text:p text:style-name="First_20_paragraph">The main focus of this paper is to compare different approaches for feature generation. In this section we provide analysis and motivation for each of the methods.</text:p>
      <text:h text:style-name="Heading_20_3" text:outline-level="3">Expert Functions.</text:h>
      <text:p text:style-name="First_20_paragraph">Use the expert-given feature set as a baseline for local approximation models. These functions are statistics <draw:frame text:anchor-type="as-char" style:vertical-pos="middle" style:vertical-rel="text"><draw:object xlink:href="Formula-24/" xlink:type="simple" xlink:show="embed" xlink:actuate="onLoad"/></draw:frame>, where <draw:frame text:anchor-type="as-char" style:vertical-pos="middle" style:vertical-rel="text"><draw:object xlink:href="Formula-25/" xlink:type="simple" xlink:show="embed" xlink:actuate="onLoad"/></draw:frame>. The description <draw:frame text:anchor-type="as-char" style:vertical-pos="middle" style:vertical-rel="text"><draw:object xlink:href="Formula-26/" xlink:type="simple" xlink:show="embed" xlink:actuate="onLoad"/></draw:frame> of the object <draw:frame text:anchor-type="as-char" style:vertical-pos="middle" style:vertical-rel="text"><draw:object xlink:href="Formula-27/" xlink:type="simple" xlink:show="embed" xlink:actuate="onLoad"/></draw:frame> is the value of these statistics on the object</text:p>
      <text:p text:style-name="Text_20_body"><draw:frame text:anchor-type="paragraph" style:vertical-pos="middle" style:vertical-rel="text"><draw:object xlink:href="Formula-28/" xlink:type="simple" xlink:show="embed" xlink:actuate="onLoad"/></draw:frame></text:p>
      <text:p text:style-name="Text_20_body">In the paper  the authors proposed to use the expert functions listed in table [tbl::expert_functions]. This feature generation procedure extracts the feature description of time series <draw:frame text:anchor-type="as-char" style:vertical-pos="middle" style:vertical-rel="text"><draw:object xlink:href="Formula-29/" xlink:type="simple" xlink:show="embed" xlink:actuate="onLoad"/></draw:frame>.</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T1">Function description</text:span></text:p>
            </table:table-cell>
            <table:table-cell table:style-name="Table1.A1" office:value-type="string">
              <text:p text:style-name="P1"><text:span text:style-name="T1">Formula</text:span></text:p>
            </table:table-cell>
          </table:table-row>
        </table:table-header-rows>
        <table:table-row>
          <table:table-cell table:style-name="Table1.A1" office:value-type="string">
            <text:p text:style-name="Table_20_Contents">Mean</text:p>
          </table:table-cell>
          <table:table-cell table:style-name="Table1.A1" office:value-type="string">
            <text:p text:style-name="P2"><draw:frame text:anchor-type="as-char" style:vertical-pos="middle" style:vertical-rel="text"><draw:object xlink:href="Formula-30/" xlink:type="simple" xlink:show="embed" xlink:actuate="onLoad"/></draw:frame></text:p>
          </table:table-cell>
        </table:table-row>
        <table:table-row>
          <table:table-cell table:style-name="Table1.A1" office:value-type="string">
            <text:p text:style-name="Table_20_Contents">Standard deviation</text:p>
          </table:table-cell>
          <table:table-cell table:style-name="Table1.A1" office:value-type="string">
            <text:p text:style-name="P2"><draw:frame text:anchor-type="as-char" style:vertical-pos="middle" style:vertical-rel="text"><draw:object xlink:href="Formula-31/" xlink:type="simple" xlink:show="embed" xlink:actuate="onLoad"/></draw:frame></text:p>
          </table:table-cell>
        </table:table-row>
        <table:table-row>
          <table:table-cell table:style-name="Table1.A1" office:value-type="string">
            <text:p text:style-name="Table_20_Contents">Mean absolute deviation</text:p>
          </table:table-cell>
          <table:table-cell table:style-name="Table1.A1" office:value-type="string">
            <text:p text:style-name="P2"><draw:frame text:anchor-type="as-char" style:vertical-pos="middle" style:vertical-rel="text"><draw:object xlink:href="Formula-32/" xlink:type="simple" xlink:show="embed" xlink:actuate="onLoad"/></draw:frame></text:p>
          </table:table-cell>
        </table:table-row>
        <table:table-row>
          <table:table-cell table:style-name="Table1.A1" office:value-type="string">
            <text:p text:style-name="Table_20_Contents">Distribution</text:p>
          </table:table-cell>
          <table:table-cell table:style-name="Table1.A1" office:value-type="string">
            <text:p text:style-name="P2">Histogram values with 10 bins</text:p>
          </table:table-cell>
        </table:table-row>
      </table:table>
      <text:p text:style-name="Table">Expert functions</text:p>
      <text:p text:style-name="First_20_paragraph">[tbl::expert_functions]</text:p>
      <text:h text:style-name="Heading_20_3" text:outline-level="3">Autoregressive Model.</text:h>
      <text:p text:style-name="First_20_paragraph">The autoregressive model  of the order <draw:frame text:anchor-type="as-char" style:vertical-pos="middle" style:vertical-rel="text"><draw:object xlink:href="Formula-33/" xlink:type="simple" xlink:show="embed" xlink:actuate="onLoad"/></draw:frame> generates features of time series <draw:frame text:anchor-type="as-char" style:vertical-pos="middle" style:vertical-rel="text"><draw:object xlink:href="Formula-34/" xlink:type="simple" xlink:show="embed" xlink:actuate="onLoad"/></draw:frame> with model parameters. Each time series is approximated by a linear combination of its previous <draw:frame text:anchor-type="as-char" style:vertical-pos="middle" style:vertical-rel="text"><draw:object xlink:href="Formula-35/" xlink:type="simple" xlink:show="embed" xlink:actuate="onLoad"/></draw:frame> components</text:p>
      <text:p text:style-name="Text_20_body"><draw:frame text:anchor-type="paragraph" style:vertical-pos="middle" style:vertical-rel="text"><draw:object xlink:href="Formula-36/" xlink:type="simple" xlink:show="embed" xlink:actuate="onLoad"/></draw:frame></text:p>
      <text:p text:style-name="Text_20_body">where <draw:frame text:anchor-type="as-char" style:vertical-pos="middle" style:vertical-rel="text"><draw:object xlink:href="Formula-37/" xlink:type="simple" xlink:show="embed" xlink:actuate="onLoad"/></draw:frame> is a residual. The optimal parameters <draw:frame text:anchor-type="as-char" style:vertical-pos="middle" style:vertical-rel="text"><draw:object xlink:href="Formula-38/" xlink:type="simple" xlink:show="embed" xlink:actuate="onLoad"/></draw:frame> of the autoregressive model are the features <draw:frame text:anchor-type="as-char" style:vertical-pos="middle" style:vertical-rel="text"><draw:object xlink:href="Formula-39/" xlink:type="simple" xlink:show="embed" xlink:actuate="onLoad"/></draw:frame>. These parameters minimize the squared error between time series <draw:frame text:anchor-type="as-char" style:vertical-pos="middle" style:vertical-rel="text"><draw:object xlink:href="Formula-40/" xlink:type="simple" xlink:show="embed" xlink:actuate="onLoad"/></draw:frame> and its prediction</text:p>
      <text:p text:style-name="Text_20_body"><draw:frame text:anchor-type="paragraph" style:vertical-pos="middle" style:vertical-rel="text"><draw:object xlink:href="Formula-41/" xlink:type="simple" xlink:show="embed" xlink:actuate="onLoad"/></draw:frame></text:p>
      <text:p text:style-name="Text_20_body">The problem  is a linear regression problem. Hence, for each initial time series <draw:frame text:anchor-type="as-char" style:vertical-pos="middle" style:vertical-rel="text"><draw:object xlink:href="Formula-42/" xlink:type="simple" xlink:show="embed" xlink:actuate="onLoad"/></draw:frame> we have to solve linear regression problem with <draw:frame text:anchor-type="as-char" style:vertical-pos="middle" style:vertical-rel="text"><draw:object xlink:href="Formula-43/" xlink:type="simple" xlink:show="embed" xlink:actuate="onLoad"/></draw:frame> predictors. The example of approximation using autoregressive model is demonstrated on the Fig. [fig::ar_example].</text:p>
      <text:h text:style-name="Heading_20_3" text:outline-level="3">Singular Spectrum Decomposition.</text:h>
      <text:p text:style-name="First_20_paragraph">Alternative hypothesis for generation of time series is Singular Spectrum Analysis (SSA) model . We construct trajectory matrix for each time series <draw:frame text:anchor-type="as-char" style:vertical-pos="middle" style:vertical-rel="text"><draw:object xlink:href="Formula-44/" xlink:type="simple" xlink:show="embed" xlink:actuate="onLoad"/></draw:frame> from the original sample <draw:frame text:anchor-type="as-char" style:vertical-pos="middle" style:vertical-rel="text"><draw:object xlink:href="Formula-45/" xlink:type="simple" xlink:show="embed" xlink:actuate="onLoad"/></draw:frame>:</text:p>
      <text:p text:style-name="Text_20_body"><draw:frame text:anchor-type="paragraph" style:vertical-pos="middle" style:vertical-rel="text"><draw:object xlink:href="Formula-46/" xlink:type="simple" xlink:show="embed" xlink:actuate="onLoad"/></draw:frame></text:p>
      <text:p text:style-name="Text_20_body">Here <draw:frame text:anchor-type="as-char" style:vertical-pos="middle" style:vertical-rel="text"><draw:object xlink:href="Formula-47/" xlink:type="simple" xlink:show="embed" xlink:actuate="onLoad"/></draw:frame> is the window width, which is an external structure parameter. The singular decomposition  of the matrix <draw:frame text:anchor-type="as-char" style:vertical-pos="middle" style:vertical-rel="text"><draw:object xlink:href="Formula-48/" xlink:type="simple" xlink:show="embed" xlink:actuate="onLoad"/></draw:frame>:</text:p>
      <text:p text:style-name="Text_20_body"><draw:frame text:anchor-type="paragraph" style:vertical-pos="middle" style:vertical-rel="text"><draw:object xlink:href="Formula-49/" xlink:type="simple" xlink:show="embed" xlink:actuate="onLoad"/></draw:frame></text:p>
      <text:p text:style-name="Text_20_body">where <draw:frame text:anchor-type="as-char" style:vertical-pos="middle" style:vertical-rel="text"><draw:object xlink:href="Formula-50/" xlink:type="simple" xlink:show="embed" xlink:actuate="onLoad"/></draw:frame> is a unitary matrix and <draw:frame text:anchor-type="as-char" style:vertical-pos="middle" style:vertical-rel="text"><draw:object xlink:href="Formula-51/" xlink:type="simple" xlink:show="embed" xlink:actuate="onLoad"/></draw:frame> which entries <draw:frame text:anchor-type="as-char" style:vertical-pos="middle" style:vertical-rel="text"><draw:object xlink:href="Formula-52/" xlink:type="simple" xlink:show="embed" xlink:actuate="onLoad"/></draw:frame> are eigenvalues of <draw:frame text:anchor-type="as-char" style:vertical-pos="middle" style:vertical-rel="text"><draw:object xlink:href="Formula-53/" xlink:type="simple" xlink:show="embed" xlink:actuate="onLoad"/></draw:frame>. The spectrum of the matrix <draw:frame text:anchor-type="as-char" style:vertical-pos="middle" style:vertical-rel="text"><draw:object xlink:href="Formula-54/" xlink:type="simple" xlink:show="embed" xlink:actuate="onLoad"/></draw:frame> is used as feature description of the object <draw:frame text:anchor-type="as-char" style:vertical-pos="middle" style:vertical-rel="text"><draw:object xlink:href="Formula-55/" xlink:type="simple" xlink:show="embed" xlink:actuate="onLoad"/></draw:frame>:</text:p>
      <text:p text:style-name="Text_20_body"><draw:frame text:anchor-type="paragraph" style:vertical-pos="middle" style:vertical-rel="text"><draw:object xlink:href="Formula-56/" xlink:type="simple" xlink:show="embed" xlink:actuate="onLoad"/></draw:frame></text:p>
      <text:h text:style-name="Heading_20_3" text:outline-level="3">Spline Approximation.</text:h>
      <text:p text:style-name="First_20_paragraph">The proposed method approximates time series with splines . A spline is defined by its parameters: knots and coefficients. The set of knots <draw:frame text:anchor-type="as-char" style:vertical-pos="middle" style:vertical-rel="text"><draw:object xlink:href="Formula-57/" xlink:type="simple" xlink:show="embed" xlink:actuate="onLoad"/></draw:frame> are uniformly distributed over time series. The models, which are built on each the interval <draw:frame text:anchor-type="as-char" style:vertical-pos="middle" style:vertical-rel="text"><draw:object xlink:href="Formula-58/" xlink:type="simple" xlink:show="embed" xlink:actuate="onLoad"/></draw:frame>, are given by the coefficients <draw:frame text:anchor-type="as-char" style:vertical-pos="middle" style:vertical-rel="text"><draw:object xlink:href="Formula-59/" xlink:type="simple" xlink:show="embed" xlink:actuate="onLoad"/></draw:frame>.</text:p>
      <text:p text:style-name="Text_20_body">Optimal spline parameters are solution of a system with additional constraints of derivatives equality up to second order on the interval edges. Denote each spline segment as <draw:frame text:anchor-type="as-char" style:vertical-pos="middle" style:vertical-rel="text"><draw:object xlink:href="Formula-60/" xlink:type="simple" xlink:show="embed" xlink:actuate="onLoad"/></draw:frame> <draw:frame text:anchor-type="as-char" style:vertical-pos="middle" style:vertical-rel="text"><draw:object xlink:href="Formula-61/" xlink:type="simple" xlink:show="embed" xlink:actuate="onLoad"/></draw:frame> and spline as a whole as <draw:frame text:anchor-type="as-char" style:vertical-pos="middle" style:vertical-rel="text"><draw:object xlink:href="Formula-62/" xlink:type="simple" xlink:show="embed" xlink:actuate="onLoad"/></draw:frame> and write these equations:</text:p>
      <text:p text:style-name="Text_20_body"><draw:frame text:anchor-type="paragraph" style:vertical-pos="middle" style:vertical-rel="text"><draw:object xlink:href="Formula-63/" xlink:type="simple" xlink:show="embed" xlink:actuate="onLoad"/></draw:frame></text:p>
      <text:p text:style-name="Text_20_body">For <draw:frame text:anchor-type="as-char" style:vertical-pos="middle" style:vertical-rel="text"><draw:object xlink:href="Formula-64/" xlink:type="simple" xlink:show="embed" xlink:actuate="onLoad"/></draw:frame> to be an interpolatory cubic spline, we must also have conditions:</text:p>
      <text:p text:style-name="Text_20_body"><draw:frame text:anchor-type="paragraph" style:vertical-pos="middle" style:vertical-rel="text"><draw:object xlink:href="Formula-65/" xlink:type="simple" xlink:show="embed" xlink:actuate="onLoad"/></draw:frame></text:p>
      <text:p text:style-name="Text_20_body">The feature description of the time series could be assumed as the spline parameters union:</text:p>
      <text:p text:style-name="Text_20_body"><draw:frame text:anchor-type="paragraph" style:vertical-pos="middle" style:vertical-rel="text"><draw:object xlink:href="Formula-66/" xlink:type="simple" xlink:show="embed" xlink:actuate="onLoad"/></draw:frame></text:p>
      <text:p text:style-name="Text_20_body">Fig. [fig::spline_example] shows the time series approximation given by splines. Compared to the autoregressive model, the splines method gives smoother approximation using almost the same number of parameters.</text:p>
      <text:h text:style-name="Heading_20_1" text:outline-level="1">Time Series Classification</text:h>
      <text:p text:style-name="First_20_paragraph">Multiclass classification uses one-vs-rest approach to train binary classifiers for each class label and then, on the prediction step, classify new object according to the most confident classifier. Three classification models are used: logistic regression, SVM, and random forest.</text:p>
      <text:h text:style-name="Heading_20_3" text:outline-level="3">Regularized Logistic Regression.</text:h>
      <text:p text:style-name="First_20_paragraph">The optimal model parameters  are determined by minimising error function</text:p>
      <text:p text:style-name="Text_20_body"><draw:frame text:anchor-type="paragraph" style:vertical-pos="middle" style:vertical-rel="text"><draw:object xlink:href="Formula-67/" xlink:type="simple" xlink:show="embed" xlink:actuate="onLoad"/></draw:frame></text:p>
      <text:p text:style-name="Text_20_body">Thus, the optimal parameters <draw:frame text:anchor-type="as-char" style:vertical-pos="middle" style:vertical-rel="text"><draw:object xlink:href="Formula-68/" xlink:type="simple" xlink:show="embed" xlink:actuate="onLoad"/></draw:frame> are given by .</text:p>
      <text:p text:style-name="Text_20_body">The classification rule <draw:frame text:anchor-type="as-char" style:vertical-pos="middle" style:vertical-rel="text"><draw:object xlink:href="Formula-69/" xlink:type="simple" xlink:show="embed" xlink:actuate="onLoad"/></draw:frame> is given by the sign of linear combination for the object description <draw:frame text:anchor-type="as-char" style:vertical-pos="middle" style:vertical-rel="text"><draw:object xlink:href="Formula-70/" xlink:type="simple" xlink:show="embed" xlink:actuate="onLoad"/></draw:frame> and parameters <draw:frame text:anchor-type="as-char" style:vertical-pos="middle" style:vertical-rel="text"><draw:object xlink:href="Formula-71/" xlink:type="simple" xlink:show="embed" xlink:actuate="onLoad"/></draw:frame></text:p>
      <text:p text:style-name="Text_20_body"><draw:frame text:anchor-type="paragraph" style:vertical-pos="middle" style:vertical-rel="text"><draw:object xlink:href="Formula-72/" xlink:type="simple" xlink:show="embed" xlink:actuate="onLoad"/></draw:frame></text:p>
      <text:h text:style-name="Heading_20_3" text:outline-level="3">SVM.</text:h>
      <text:p text:style-name="First_20_paragraph">The optimization problem is</text:p>
      <text:p text:style-name="Text_20_body"><draw:frame text:anchor-type="paragraph" style:vertical-pos="middle" style:vertical-rel="text"><draw:object xlink:href="Formula-73/" xlink:type="simple" xlink:show="embed" xlink:actuate="onLoad"/></draw:frame></text:p>
      <text:p text:style-name="Text_20_body">The objective function corresponds to the classification error function <draw:frame text:anchor-type="as-char" style:vertical-pos="middle" style:vertical-rel="text"><draw:object xlink:href="Formula-74/" xlink:type="simple" xlink:show="embed" xlink:actuate="onLoad"/></draw:frame>. The prediction for new object is <draw:frame text:anchor-type="as-char" style:vertical-pos="middle" style:vertical-rel="text"><draw:object xlink:href="Formula-75/" xlink:type="simple" xlink:show="embed" xlink:actuate="onLoad"/></draw:frame>.</text:p>
      <text:h text:style-name="Heading_20_3" text:outline-level="3">Random Forest.</text:h>
      <text:p text:style-name="First_20_paragraph">The random forest exploits the idea of bagging. This is an approach of building many random unstable classifiers and aggregating their predictions. This method works especially well if we select models with low bias and high variance (due to aggregating variance is reduced) as base models. In case of random forest decision trees take the role of base models, not only objects are used for bagging, but also features. In this case we make a prediction for each new object by averaging of the single tree predictions:</text:p>
      <text:p text:style-name="Text_20_body"><draw:frame text:anchor-type="paragraph" style:vertical-pos="middle" style:vertical-rel="text"><draw:object xlink:href="Formula-76/" xlink:type="simple" xlink:show="embed" xlink:actuate="onLoad"/></draw:frame></text:p>
      <text:p text:style-name="Text_20_body">where <draw:frame text:anchor-type="as-char" style:vertical-pos="middle" style:vertical-rel="text"><draw:object xlink:href="Formula-77/" xlink:type="simple" xlink:show="embed" xlink:actuate="onLoad"/></draw:frame> is an amount of trees used for bagging.</text:p>
      <text:h text:style-name="Heading_20_1" text:outline-level="1">Experiment</text:h>
      <text:p text:style-name="First_20_paragraph">In this paper we considered two different smart phone based datasets: WISDM  and USC-HAD . The smart phone accelerometer measures acceleration along three axis with frequencies equal to 20 and 100 Hz. The WISDM dataset consists of 4321 time series. Each time series belongs to one of the six activities: Standing, Walking, Upstairs, Sitting, Jogging, Downstairs. The USC-HAD dataset contains 13620 time series with one of the twelve class labels: Standing, Elevator-up, Walking-forward, Sitting, Walking-downstairs, Sleeping, Elevator-down, Walking-upstairs, Jumping, Walking-right, Walking-left, Running. Table [tbl::activities_distributions] shows the distributions of time series activities for each dataset. The length <draw:frame text:anchor-type="as-char" style:vertical-pos="middle" style:vertical-rel="text"><draw:object xlink:href="Formula-78/" xlink:type="simple" xlink:show="embed" xlink:actuate="onLoad"/></draw:frame> of each time series equals 200. Fig. [fig::ts_example] plots the example of the time series for one activity of the specific person is given.</text:p>
      <text:p text:style-name="Text_20_body">[tbl::activities_distributions]</text:p>
      <text:p text:style-name="Text_20_body">For each dataset feature generation procedures are applied: expert functions, autoregressive model, SSA, and splines. Three classification models for each generated feature description: logistic regression, support vector machine, and random forest. The structure parameters: the length <draw:frame text:anchor-type="as-char" style:vertical-pos="middle" style:vertical-rel="text"><draw:object xlink:href="Formula-79/" xlink:type="simple" xlink:show="embed" xlink:actuate="onLoad"/></draw:frame> for autoregressive model, the window width <draw:frame text:anchor-type="as-char" style:vertical-pos="middle" style:vertical-rel="text"><draw:object xlink:href="Formula-80/" xlink:type="simple" xlink:show="embed" xlink:actuate="onLoad"/></draw:frame> for SSA, and the number of splines knots <draw:frame text:anchor-type="as-char" style:vertical-pos="middle" style:vertical-rel="text"><draw:object xlink:href="Formula-81/" xlink:type="simple" xlink:show="embed" xlink:actuate="onLoad"/></draw:frame> were tuned using K-fold cross validation, minimizing</text:p>
      <text:p text:style-name="Text_20_body"><draw:frame text:anchor-type="paragraph" style:vertical-pos="middle" style:vertical-rel="text"><draw:object xlink:href="Formula-82/" xlink:type="simple" xlink:show="embed" xlink:actuate="onLoad"/></draw:frame></text:p>
      <text:p text:style-name="Text_20_body">where <draw:frame text:anchor-type="as-char" style:vertical-pos="middle" style:vertical-rel="text"><draw:object xlink:href="Formula-83/" xlink:type="simple" xlink:show="embed" xlink:actuate="onLoad"/></draw:frame> is a <draw:frame text:anchor-type="as-char" style:vertical-pos="middle" style:vertical-rel="text"><draw:object xlink:href="Formula-84/" xlink:type="simple" xlink:show="embed" xlink:actuate="onLoad"/></draw:frame> fraction of data, used for training model <draw:frame text:anchor-type="as-char" style:vertical-pos="middle" style:vertical-rel="text"><draw:object xlink:href="Formula-85/" xlink:type="simple" xlink:show="embed" xlink:actuate="onLoad"/></draw:frame>. The hyperparameters <draw:frame text:anchor-type="as-char" style:vertical-pos="middle" style:vertical-rel="text"><draw:object xlink:href="Formula-86/" xlink:type="simple" xlink:show="embed" xlink:actuate="onLoad"/></draw:frame> for classification models were also tuned using the same cross validation procedure.</text:p>
      <text:p text:style-name="Text_20_body">The first approach for feature generation is expert functions. The main drawback of this approach is a restriction by the expert functions choice and these functions might be impossible to derive for some types of data.</text:p>
      <text:p text:style-name="Text_20_body">The autoregressive model was tuned to find the optimal length <draw:frame text:anchor-type="as-char" style:vertical-pos="middle" style:vertical-rel="text"><draw:object xlink:href="Formula-87/" xlink:type="simple" xlink:show="embed" xlink:actuate="onLoad"/></draw:frame>. Cross validation procedure gives optimal value <draw:frame text:anchor-type="as-char" style:vertical-pos="middle" style:vertical-rel="text"><draw:object xlink:href="Formula-88/" xlink:type="simple" xlink:show="embed" xlink:actuate="onLoad"/></draw:frame> for both dataset.</text:p>
      <text:p text:style-name="Text_20_body">The singular spectrum analysis was tuned in the same way to find the optimal window width <draw:frame text:anchor-type="as-char" style:vertical-pos="middle" style:vertical-rel="text"><draw:object xlink:href="Formula-89/" xlink:type="simple" xlink:show="embed" xlink:actuate="onLoad"/></draw:frame>. Similar to autoregressive model, cross validation procedure gives the same value <draw:frame text:anchor-type="as-char" style:vertical-pos="middle" style:vertical-rel="text"><draw:object xlink:href="Formula-90/" xlink:type="simple" xlink:show="embed" xlink:actuate="onLoad"/></draw:frame>.</text:p>
      <text:p text:style-name="Text_20_body">Fit cubic splines  for time series using <draw:frame text:anchor-type="as-char" style:vertical-pos="middle" style:vertical-rel="text"><draw:object xlink:href="Formula-91/" xlink:type="simple" xlink:show="embed" xlink:actuate="onLoad"/></draw:frame> python library . The knots <draw:frame text:anchor-type="as-char" style:vertical-pos="middle" style:vertical-rel="text"><draw:object xlink:href="Formula-92/" xlink:type="simple" xlink:show="embed" xlink:actuate="onLoad"/></draw:frame> for splines were distributed uniformly. Value of <draw:frame text:anchor-type="as-char" style:vertical-pos="middle" style:vertical-rel="text"><draw:object xlink:href="Formula-93/" xlink:type="simple" xlink:show="embed" xlink:actuate="onLoad"/></draw:frame> was chosen with cross validation.</text:p>
      <text:p text:style-name="Text_20_body">The feature extraction methods give the following number of features for both datasets: expert features: 40; autoregressive model: 60; singular spectrum analysis: 60; splines: 33.</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able:table-cell>
          <table:table-cell table:style-name="Table2.A1" office:value-type="string">
            <text:p text:style-name="P17">EX</text:p>
          </table:table-cell>
          <table:table-cell table:style-name="Table2.A1" office:value-type="string">
            <text:p text:style-name="P18">AR</text:p>
          </table:table-cell>
          <table:table-cell table:style-name="Table2.A1" office:value-type="string">
            <text:p text:style-name="P19">SSA</text:p>
          </table:table-cell>
          <table:table-cell table:style-name="Table2.A1" office:value-type="string">
            <text:p text:style-name="P20">SPL</text:p>
          </table:table-cell>
          <table:table-cell table:style-name="Table2.A1" office:value-type="string">
            <text:p text:style-name="P21">EX</text:p>
          </table:table-cell>
          <table:table-cell table:style-name="Table2.A1" office:value-type="string">
            <text:p text:style-name="P22">AR</text:p>
          </table:table-cell>
          <table:table-cell table:style-name="Table2.A1" office:value-type="string">
            <text:p text:style-name="P23">SSA</text:p>
          </table:table-cell>
          <table:table-cell table:style-name="Table2.A1" office:value-type="string">
            <text:p text:style-name="P24">SPL</text:p>
          </table:table-cell>
          <table:table-cell table:style-name="Table2.A1" office:value-type="string">
            <text:p text:style-name="P25">EX</text:p>
          </table:table-cell>
          <table:table-cell table:style-name="Table2.A1" office:value-type="string">
            <text:p text:style-name="P26">AR</text:p>
          </table:table-cell>
          <table:table-cell table:style-name="Table2.A1" office:value-type="string">
            <text:p text:style-name="P27">SSA</text:p>
          </table:table-cell>
          <table:table-cell table:style-name="Table2.A1" office:value-type="string">
            <text:p text:style-name="P28">SPL</text:p>
          </table:table-cell>
        </table:table-row>
        <table:table-row>
          <table:table-cell table:style-name="Table2.A1" office:value-type="string">
            <text:p text:style-name="P16">All</text:p>
          </table:table-cell>
          <table:table-cell table:style-name="Table2.A1" office:value-type="string">
            <text:p text:style-name="P17">0.85</text:p>
          </table:table-cell>
          <table:table-cell table:style-name="Table2.A1" office:value-type="string">
            <text:p text:style-name="P18">0.91</text:p>
          </table:table-cell>
          <table:table-cell table:style-name="Table2.A1" office:value-type="string">
            <text:p text:style-name="P19">0.84</text:p>
          </table:table-cell>
          <table:table-cell table:style-name="Table2.A1" office:value-type="string">
            <text:p text:style-name="P20">0.58</text:p>
          </table:table-cell>
          <table:table-cell table:style-name="Table2.A1" office:value-type="string">
            <text:p text:style-name="P21">0.93</text:p>
          </table:table-cell>
          <table:table-cell table:style-name="Table2.A1" office:value-type="string">
            <text:p text:style-name="P22">0.93</text:p>
          </table:table-cell>
          <table:table-cell table:style-name="Table2.A1" office:value-type="string">
            <text:p text:style-name="P23">0.92</text:p>
          </table:table-cell>
          <table:table-cell table:style-name="Table2.A1" office:value-type="string">
            <text:p text:style-name="P24">0.79</text:p>
          </table:table-cell>
          <table:table-cell table:style-name="Table2.A1" office:value-type="string">
            <text:p text:style-name="P25">0.93</text:p>
          </table:table-cell>
          <table:table-cell table:style-name="Table2.A1" office:value-type="string">
            <text:p text:style-name="P26">0.95</text:p>
          </table:table-cell>
          <table:table-cell table:style-name="Table2.A1" office:value-type="string">
            <text:p text:style-name="P27">0.95</text:p>
          </table:table-cell>
          <table:table-cell table:style-name="Table2.A1" office:value-type="string">
            <text:p text:style-name="P28">0.77</text:p>
          </table:table-cell>
        </table:table-row>
        <table:table-row>
          <table:table-cell table:style-name="Table2.A1" office:value-type="string">
            <text:p text:style-name="P16">Standing</text:p>
          </table:table-cell>
          <table:table-cell table:style-name="Table2.A1" office:value-type="string">
            <text:p text:style-name="P17">0.99</text:p>
          </table:table-cell>
          <table:table-cell table:style-name="Table2.A1" office:value-type="string">
            <text:p text:style-name="P18">0.98</text:p>
          </table:table-cell>
          <table:table-cell table:style-name="Table2.A1" office:value-type="string">
            <text:p text:style-name="P19">1.00</text:p>
          </table:table-cell>
          <table:table-cell table:style-name="Table2.A1" office:value-type="string">
            <text:p text:style-name="P20">0.95</text:p>
          </table:table-cell>
          <table:table-cell table:style-name="Table2.A1" office:value-type="string">
            <text:p text:style-name="P21">1.00</text:p>
          </table:table-cell>
          <table:table-cell table:style-name="Table2.A1" office:value-type="string">
            <text:p text:style-name="P22">0.99</text:p>
          </table:table-cell>
          <table:table-cell table:style-name="Table2.A1" office:value-type="string">
            <text:p text:style-name="P23">1.00</text:p>
          </table:table-cell>
          <table:table-cell table:style-name="Table2.A1" office:value-type="string">
            <text:p text:style-name="P24">0.99</text:p>
          </table:table-cell>
          <table:table-cell table:style-name="Table2.A1" office:value-type="string">
            <text:p text:style-name="P25">0.99</text:p>
          </table:table-cell>
          <table:table-cell table:style-name="Table2.A1" office:value-type="string">
            <text:p text:style-name="P26">0.98</text:p>
          </table:table-cell>
          <table:table-cell table:style-name="Table2.A1" office:value-type="string">
            <text:p text:style-name="P27">1.00</text:p>
          </table:table-cell>
          <table:table-cell table:style-name="Table2.A1" office:value-type="string">
            <text:p text:style-name="P28">0.96</text:p>
          </table:table-cell>
        </table:table-row>
        <table:table-row>
          <table:table-cell table:style-name="Table2.A1" office:value-type="string">
            <text:p text:style-name="P16">Walking</text:p>
          </table:table-cell>
          <table:table-cell table:style-name="Table2.A1" office:value-type="string">
            <text:p text:style-name="P17">0.91</text:p>
          </table:table-cell>
          <table:table-cell table:style-name="Table2.A1" office:value-type="string">
            <text:p text:style-name="P18">0.96</text:p>
          </table:table-cell>
          <table:table-cell table:style-name="Table2.A1" office:value-type="string">
            <text:p text:style-name="P19">0.86</text:p>
          </table:table-cell>
          <table:table-cell table:style-name="Table2.A1" office:value-type="string">
            <text:p text:style-name="P20">0.61</text:p>
          </table:table-cell>
          <table:table-cell table:style-name="Table2.A1" office:value-type="string">
            <text:p text:style-name="P21">0.96</text:p>
          </table:table-cell>
          <table:table-cell table:style-name="Table2.A1" office:value-type="string">
            <text:p text:style-name="P22">0.97</text:p>
          </table:table-cell>
          <table:table-cell table:style-name="Table2.A1" office:value-type="string">
            <text:p text:style-name="P23">0.95</text:p>
          </table:table-cell>
          <table:table-cell table:style-name="Table2.A1" office:value-type="string">
            <text:p text:style-name="P24">0.86</text:p>
          </table:table-cell>
          <table:table-cell table:style-name="Table2.A1" office:value-type="string">
            <text:p text:style-name="P25">0.96</text:p>
          </table:table-cell>
          <table:table-cell table:style-name="Table2.A1" office:value-type="string">
            <text:p text:style-name="P26">0.98</text:p>
          </table:table-cell>
          <table:table-cell table:style-name="Table2.A1" office:value-type="string">
            <text:p text:style-name="P27">0.98</text:p>
          </table:table-cell>
          <table:table-cell table:style-name="Table2.A1" office:value-type="string">
            <text:p text:style-name="P28">0.84</text:p>
          </table:table-cell>
        </table:table-row>
        <table:table-row>
          <table:table-cell table:style-name="Table2.A1" office:value-type="string">
            <text:p text:style-name="P16">Upstairs</text:p>
          </table:table-cell>
          <table:table-cell table:style-name="Table2.A1" office:value-type="string">
            <text:p text:style-name="P17">0.91</text:p>
          </table:table-cell>
          <table:table-cell table:style-name="Table2.A1" office:value-type="string">
            <text:p text:style-name="P18">0.95</text:p>
          </table:table-cell>
          <table:table-cell table:style-name="Table2.A1" office:value-type="string">
            <text:p text:style-name="P19">0.91</text:p>
          </table:table-cell>
          <table:table-cell table:style-name="Table2.A1" office:value-type="string">
            <text:p text:style-name="P20">0.89</text:p>
          </table:table-cell>
          <table:table-cell table:style-name="Table2.A1" office:value-type="string">
            <text:p text:style-name="P21">0.96</text:p>
          </table:table-cell>
          <table:table-cell table:style-name="Table2.A1" office:value-type="string">
            <text:p text:style-name="P22">0.96</text:p>
          </table:table-cell>
          <table:table-cell table:style-name="Table2.A1" office:value-type="string">
            <text:p text:style-name="P23">0.96</text:p>
          </table:table-cell>
          <table:table-cell table:style-name="Table2.A1" office:value-type="string">
            <text:p text:style-name="P24">0.90</text:p>
          </table:table-cell>
          <table:table-cell table:style-name="Table2.A1" office:value-type="string">
            <text:p text:style-name="P25">0.96</text:p>
          </table:table-cell>
          <table:table-cell table:style-name="Table2.A1" office:value-type="string">
            <text:p text:style-name="P26">0.98</text:p>
          </table:table-cell>
          <table:table-cell table:style-name="Table2.A1" office:value-type="string">
            <text:p text:style-name="P27">0.97</text:p>
          </table:table-cell>
          <table:table-cell table:style-name="Table2.A1" office:value-type="string">
            <text:p text:style-name="P28">0.89</text:p>
          </table:table-cell>
        </table:table-row>
        <table:table-row>
          <table:table-cell table:style-name="Table2.A1" office:value-type="string">
            <text:p text:style-name="P16">Sitting</text:p>
          </table:table-cell>
          <table:table-cell table:style-name="Table2.A1" office:value-type="string">
            <text:p text:style-name="P17">0.99</text:p>
          </table:table-cell>
          <table:table-cell table:style-name="Table2.A1" office:value-type="string">
            <text:p text:style-name="P18">0.98</text:p>
          </table:table-cell>
          <table:table-cell table:style-name="Table2.A1" office:value-type="string">
            <text:p text:style-name="P19">1.00</text:p>
          </table:table-cell>
          <table:table-cell table:style-name="Table2.A1" office:value-type="string">
            <text:p text:style-name="P20">0.99</text:p>
          </table:table-cell>
          <table:table-cell table:style-name="Table2.A1" office:value-type="string">
            <text:p text:style-name="P21">1.00</text:p>
          </table:table-cell>
          <table:table-cell table:style-name="Table2.A1" office:value-type="string">
            <text:p text:style-name="P22">0.99</text:p>
          </table:table-cell>
          <table:table-cell table:style-name="Table2.A1" office:value-type="string">
            <text:p text:style-name="P23">1.00</text:p>
          </table:table-cell>
          <table:table-cell table:style-name="Table2.A1" office:value-type="string">
            <text:p text:style-name="P24">1.00</text:p>
          </table:table-cell>
          <table:table-cell table:style-name="Table2.A1" office:value-type="string">
            <text:p text:style-name="P25">0.99</text:p>
          </table:table-cell>
          <table:table-cell table:style-name="Table2.A1" office:value-type="string">
            <text:p text:style-name="P26">0.98</text:p>
          </table:table-cell>
          <table:table-cell table:style-name="Table2.A1" office:value-type="string">
            <text:p text:style-name="P27">1.00</text:p>
          </table:table-cell>
          <table:table-cell table:style-name="Table2.A1" office:value-type="string">
            <text:p text:style-name="P28">1.00</text:p>
          </table:table-cell>
        </table:table-row>
        <table:table-row>
          <table:table-cell table:style-name="Table2.A1" office:value-type="string">
            <text:p text:style-name="P16">Jogging</text:p>
          </table:table-cell>
          <table:table-cell table:style-name="Table2.A1" office:value-type="string">
            <text:p text:style-name="P17">0.98</text:p>
          </table:table-cell>
          <table:table-cell table:style-name="Table2.A1" office:value-type="string">
            <text:p text:style-name="P18">0.99</text:p>
          </table:table-cell>
          <table:table-cell table:style-name="Table2.A1" office:value-type="string">
            <text:p text:style-name="P19">0.99</text:p>
          </table:table-cell>
          <table:table-cell table:style-name="Table2.A1" office:value-type="string">
            <text:p text:style-name="P20">0.80</text:p>
          </table:table-cell>
          <table:table-cell table:style-name="Table2.A1" office:value-type="string">
            <text:p text:style-name="P21">0.99</text:p>
          </table:table-cell>
          <table:table-cell table:style-name="Table2.A1" office:value-type="string">
            <text:p text:style-name="P22">0.99</text:p>
          </table:table-cell>
          <table:table-cell table:style-name="Table2.A1" office:value-type="string">
            <text:p text:style-name="P23">0.99</text:p>
          </table:table-cell>
          <table:table-cell table:style-name="Table2.A1" office:value-type="string">
            <text:p text:style-name="P24">0.92</text:p>
          </table:table-cell>
          <table:table-cell table:style-name="Table2.A1" office:value-type="string">
            <text:p text:style-name="P25">0.99</text:p>
          </table:table-cell>
          <table:table-cell table:style-name="Table2.A1" office:value-type="string">
            <text:p text:style-name="P26">0.99</text:p>
          </table:table-cell>
          <table:table-cell table:style-name="Table2.A1" office:value-type="string">
            <text:p text:style-name="P27">0.99</text:p>
          </table:table-cell>
          <table:table-cell table:style-name="Table2.A1" office:value-type="string">
            <text:p text:style-name="P28">0.93</text:p>
          </table:table-cell>
        </table:table-row>
        <table:table-row>
          <table:table-cell table:style-name="Table2.A1" office:value-type="string">
            <text:p text:style-name="P16">Downstairs</text:p>
          </table:table-cell>
          <table:table-cell table:style-name="Table2.A1" office:value-type="string">
            <text:p text:style-name="P17">0.93</text:p>
          </table:table-cell>
          <table:table-cell table:style-name="Table2.A1" office:value-type="string">
            <text:p text:style-name="P18">0.96</text:p>
          </table:table-cell>
          <table:table-cell table:style-name="Table2.A1" office:value-type="string">
            <text:p text:style-name="P19">0.94</text:p>
          </table:table-cell>
          <table:table-cell table:style-name="Table2.A1" office:value-type="string">
            <text:p text:style-name="P20">0.92</text:p>
          </table:table-cell>
          <table:table-cell table:style-name="Table2.A1" office:value-type="string">
            <text:p text:style-name="P21">0.96</text:p>
          </table:table-cell>
          <table:table-cell table:style-name="Table2.A1" office:value-type="string">
            <text:p text:style-name="P22">0.97</text:p>
          </table:table-cell>
          <table:table-cell table:style-name="Table2.A1" office:value-type="string">
            <text:p text:style-name="P23">0.96</text:p>
          </table:table-cell>
          <table:table-cell table:style-name="Table2.A1" office:value-type="string">
            <text:p text:style-name="P24">0.92</text:p>
          </table:table-cell>
          <table:table-cell table:style-name="Table2.A1" office:value-type="string">
            <text:p text:style-name="P25">0.96</text:p>
          </table:table-cell>
          <table:table-cell table:style-name="Table2.A1" office:value-type="string">
            <text:p text:style-name="P26">0.98</text:p>
          </table:table-cell>
          <table:table-cell table:style-name="Table2.A1" office:value-type="string">
            <text:p text:style-name="P27">0.97</text:p>
          </table:table-cell>
          <table:table-cell table:style-name="Table2.A1" office:value-type="string">
            <text:p text:style-name="P28">0.92</text:p>
          </table:table-cell>
        </table:table-row>
      </table:table>
      <text:p text:style-name="Table">Binary accuracy scores for WISDM using different feature generation methods: EX — Expert, AR — Auto-Reg, SSA and SPL for Splines</text:p>
      <text:p text:style-name="First_20_paragraph">[tbl::wisdm_methods_resul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row>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P43">EX</text:p>
          </table:table-cell>
          <table:table-cell table:style-name="Table3.A1" office:value-type="string">
            <text:p text:style-name="P44">AR</text:p>
          </table:table-cell>
          <table:table-cell table:style-name="Table3.A1" office:value-type="string">
            <text:p text:style-name="P45">SSA</text:p>
          </table:table-cell>
          <table:table-cell table:style-name="Table3.A1" office:value-type="string">
            <text:p text:style-name="P46">SPL</text:p>
          </table:table-cell>
          <table:table-cell table:style-name="Table3.A1" office:value-type="string">
            <text:p text:style-name="P47">EX</text:p>
          </table:table-cell>
          <table:table-cell table:style-name="Table3.A1" office:value-type="string">
            <text:p text:style-name="P48">AR</text:p>
          </table:table-cell>
          <table:table-cell table:style-name="Table3.A1" office:value-type="string">
            <text:p text:style-name="P49">SSA</text:p>
          </table:table-cell>
          <table:table-cell table:style-name="Table3.A1" office:value-type="string">
            <text:p text:style-name="P50">SPL</text:p>
          </table:table-cell>
          <table:table-cell table:style-name="Table3.A1" office:value-type="string">
            <text:p text:style-name="P51">EX</text:p>
          </table:table-cell>
          <table:table-cell table:style-name="Table3.A1" office:value-type="string">
            <text:p text:style-name="P52">AR</text:p>
          </table:table-cell>
          <table:table-cell table:style-name="Table3.A1" office:value-type="string">
            <text:p text:style-name="P53">SSA</text:p>
          </table:table-cell>
          <table:table-cell table:style-name="Table3.A1" office:value-type="string">
            <text:p text:style-name="P54">SPL</text:p>
          </table:table-cell>
        </table:table-row>
        <table:table-row>
          <table:table-cell table:style-name="Table3.A1" office:value-type="string">
            <text:p text:style-name="P42">All</text:p>
          </table:table-cell>
          <table:table-cell table:style-name="Table3.A1" office:value-type="string">
            <text:p text:style-name="P43">0.67</text:p>
          </table:table-cell>
          <table:table-cell table:style-name="Table3.A1" office:value-type="string">
            <text:p text:style-name="P44">0.65</text:p>
          </table:table-cell>
          <table:table-cell table:style-name="Table3.A1" office:value-type="string">
            <text:p text:style-name="P45">0.64</text:p>
          </table:table-cell>
          <table:table-cell table:style-name="Table3.A1" office:value-type="string">
            <text:p text:style-name="P46">0.41</text:p>
          </table:table-cell>
          <table:table-cell table:style-name="Table3.A1" office:value-type="string">
            <text:p text:style-name="P47">0.87</text:p>
          </table:table-cell>
          <table:table-cell table:style-name="Table3.A1" office:value-type="string">
            <text:p text:style-name="P48">0.70</text:p>
          </table:table-cell>
          <table:table-cell table:style-name="Table3.A1" office:value-type="string">
            <text:p text:style-name="P49">0.84</text:p>
          </table:table-cell>
          <table:table-cell table:style-name="Table3.A1" office:value-type="string">
            <text:p text:style-name="P50">0.74</text:p>
          </table:table-cell>
          <table:table-cell table:style-name="Table3.A1" office:value-type="string">
            <text:p text:style-name="P51">0.80</text:p>
          </table:table-cell>
          <table:table-cell table:style-name="Table3.A1" office:value-type="string">
            <text:p text:style-name="P52">0.65</text:p>
          </table:table-cell>
          <table:table-cell table:style-name="Table3.A1" office:value-type="string">
            <text:p text:style-name="P53">0.82</text:p>
          </table:table-cell>
          <table:table-cell table:style-name="Table3.A1" office:value-type="string">
            <text:p text:style-name="P54">0.74</text:p>
          </table:table-cell>
        </table:table-row>
        <table:table-row>
          <table:table-cell table:style-name="Table3.A1" office:value-type="string">
            <text:p text:style-name="P42">Standing</text:p>
          </table:table-cell>
          <table:table-cell table:style-name="Table3.A1" office:value-type="string">
            <text:p text:style-name="P43">0.94</text:p>
          </table:table-cell>
          <table:table-cell table:style-name="Table3.A1" office:value-type="string">
            <text:p text:style-name="P44">0.94</text:p>
          </table:table-cell>
          <table:table-cell table:style-name="Table3.A1" office:value-type="string">
            <text:p text:style-name="P45">0.92</text:p>
          </table:table-cell>
          <table:table-cell table:style-name="Table3.A1" office:value-type="string">
            <text:p text:style-name="P46">0.89</text:p>
          </table:table-cell>
          <table:table-cell table:style-name="Table3.A1" office:value-type="string">
            <text:p text:style-name="P47">0.98</text:p>
          </table:table-cell>
          <table:table-cell table:style-name="Table3.A1" office:value-type="string">
            <text:p text:style-name="P48">0.94</text:p>
          </table:table-cell>
          <table:table-cell table:style-name="Table3.A1" office:value-type="string">
            <text:p text:style-name="P49">0.97</text:p>
          </table:table-cell>
          <table:table-cell table:style-name="Table3.A1" office:value-type="string">
            <text:p text:style-name="P50">0.98</text:p>
          </table:table-cell>
          <table:table-cell table:style-name="Table3.A1" office:value-type="string">
            <text:p text:style-name="P51">0.95</text:p>
          </table:table-cell>
          <table:table-cell table:style-name="Table3.A1" office:value-type="string">
            <text:p text:style-name="P52">0.94</text:p>
          </table:table-cell>
          <table:table-cell table:style-name="Table3.A1" office:value-type="string">
            <text:p text:style-name="P53">0.97</text:p>
          </table:table-cell>
          <table:table-cell table:style-name="Table3.A1" office:value-type="string">
            <text:p text:style-name="P54">0.96</text:p>
          </table:table-cell>
        </table:table-row>
        <table:table-row>
          <table:table-cell table:style-name="Table3.A1" office:value-type="string">
            <text:p text:style-name="P42">Elevator-up</text:p>
          </table:table-cell>
          <table:table-cell table:style-name="Table3.A1" office:value-type="string">
            <text:p text:style-name="P43">0.94</text:p>
          </table:table-cell>
          <table:table-cell table:style-name="Table3.A1" office:value-type="string">
            <text:p text:style-name="P44">0.94</text:p>
          </table:table-cell>
          <table:table-cell table:style-name="Table3.A1" office:value-type="string">
            <text:p text:style-name="P45">0.93</text:p>
          </table:table-cell>
          <table:table-cell table:style-name="Table3.A1" office:value-type="string">
            <text:p text:style-name="P46">0.92</text:p>
          </table:table-cell>
          <table:table-cell table:style-name="Table3.A1" office:value-type="string">
            <text:p text:style-name="P47">0.95</text:p>
          </table:table-cell>
          <table:table-cell table:style-name="Table3.A1" office:value-type="string">
            <text:p text:style-name="P48">0.95</text:p>
          </table:table-cell>
          <table:table-cell table:style-name="Table3.A1" office:value-type="string">
            <text:p text:style-name="P49">0.95</text:p>
          </table:table-cell>
          <table:table-cell table:style-name="Table3.A1" office:value-type="string">
            <text:p text:style-name="P50">0.95</text:p>
          </table:table-cell>
          <table:table-cell table:style-name="Table3.A1" office:value-type="string">
            <text:p text:style-name="P51">0.93</text:p>
          </table:table-cell>
          <table:table-cell table:style-name="Table3.A1" office:value-type="string">
            <text:p text:style-name="P52">0.94</text:p>
          </table:table-cell>
          <table:table-cell table:style-name="Table3.A1" office:value-type="string">
            <text:p text:style-name="P53">0.94</text:p>
          </table:table-cell>
          <table:table-cell table:style-name="Table3.A1" office:value-type="string">
            <text:p text:style-name="P54">0.93</text:p>
          </table:table-cell>
        </table:table-row>
        <table:table-row>
          <table:table-cell table:style-name="Table3.A1" office:value-type="string">
            <text:p text:style-name="P42">Walking-forward</text:p>
          </table:table-cell>
          <table:table-cell table:style-name="Table3.A1" office:value-type="string">
            <text:p text:style-name="P43">0.87</text:p>
          </table:table-cell>
          <table:table-cell table:style-name="Table3.A1" office:value-type="string">
            <text:p text:style-name="P44">0.87</text:p>
          </table:table-cell>
          <table:table-cell table:style-name="Table3.A1" office:value-type="string">
            <text:p text:style-name="P45">0.89</text:p>
          </table:table-cell>
          <table:table-cell table:style-name="Table3.A1" office:value-type="string">
            <text:p text:style-name="P46">0.70</text:p>
          </table:table-cell>
          <table:table-cell table:style-name="Table3.A1" office:value-type="string">
            <text:p text:style-name="P47">0.97</text:p>
          </table:table-cell>
          <table:table-cell table:style-name="Table3.A1" office:value-type="string">
            <text:p text:style-name="P48">0.89</text:p>
          </table:table-cell>
          <table:table-cell table:style-name="Table3.A1" office:value-type="string">
            <text:p text:style-name="P49">0.96</text:p>
          </table:table-cell>
          <table:table-cell table:style-name="Table3.A1" office:value-type="string">
            <text:p text:style-name="P50">0.88</text:p>
          </table:table-cell>
          <table:table-cell table:style-name="Table3.A1" office:value-type="string">
            <text:p text:style-name="P51">0.95</text:p>
          </table:table-cell>
          <table:table-cell table:style-name="Table3.A1" office:value-type="string">
            <text:p text:style-name="P52">0.87</text:p>
          </table:table-cell>
          <table:table-cell table:style-name="Table3.A1" office:value-type="string">
            <text:p text:style-name="P53">0.97</text:p>
          </table:table-cell>
          <table:table-cell table:style-name="Table3.A1" office:value-type="string">
            <text:p text:style-name="P54">0.91</text:p>
          </table:table-cell>
        </table:table-row>
        <table:table-row>
          <table:table-cell table:style-name="Table3.A1" office:value-type="string">
            <text:p text:style-name="P42">Sitting</text:p>
          </table:table-cell>
          <table:table-cell table:style-name="Table3.A1" office:value-type="string">
            <text:p text:style-name="P43">0.98</text:p>
          </table:table-cell>
          <table:table-cell table:style-name="Table3.A1" office:value-type="string">
            <text:p text:style-name="P44">0.95</text:p>
          </table:table-cell>
          <table:table-cell table:style-name="Table3.A1" office:value-type="string">
            <text:p text:style-name="P45">0.94</text:p>
          </table:table-cell>
          <table:table-cell table:style-name="Table3.A1" office:value-type="string">
            <text:p text:style-name="P46">0.96</text:p>
          </table:table-cell>
          <table:table-cell table:style-name="Table3.A1" office:value-type="string">
            <text:p text:style-name="P47">0.99</text:p>
          </table:table-cell>
          <table:table-cell table:style-name="Table3.A1" office:value-type="string">
            <text:p text:style-name="P48">0.96</text:p>
          </table:table-cell>
          <table:table-cell table:style-name="Table3.A1" office:value-type="string">
            <text:p text:style-name="P49">0.98</text:p>
          </table:table-cell>
          <table:table-cell table:style-name="Table3.A1" office:value-type="string">
            <text:p text:style-name="P50">0.99</text:p>
          </table:table-cell>
          <table:table-cell table:style-name="Table3.A1" office:value-type="string">
            <text:p text:style-name="P51">0.98</text:p>
          </table:table-cell>
          <table:table-cell table:style-name="Table3.A1" office:value-type="string">
            <text:p text:style-name="P52">0.96</text:p>
          </table:table-cell>
          <table:table-cell table:style-name="Table3.A1" office:value-type="string">
            <text:p text:style-name="P53">0.99</text:p>
          </table:table-cell>
          <table:table-cell table:style-name="Table3.A1" office:value-type="string">
            <text:p text:style-name="P54">0.99</text:p>
          </table:table-cell>
        </table:table-row>
        <table:table-row>
          <table:table-cell table:style-name="Table3.A1" office:value-type="string">
            <text:p text:style-name="P42">Walking-downstairs</text:p>
          </table:table-cell>
          <table:table-cell table:style-name="Table3.A1" office:value-type="string">
            <text:p text:style-name="P43">0.95</text:p>
          </table:table-cell>
          <table:table-cell table:style-name="Table3.A1" office:value-type="string">
            <text:p text:style-name="P44">0.93</text:p>
          </table:table-cell>
          <table:table-cell table:style-name="Table3.A1" office:value-type="string">
            <text:p text:style-name="P45">0.93</text:p>
          </table:table-cell>
          <table:table-cell table:style-name="Table3.A1" office:value-type="string">
            <text:p text:style-name="P46">0.90</text:p>
          </table:table-cell>
          <table:table-cell table:style-name="Table3.A1" office:value-type="string">
            <text:p text:style-name="P47">0.99</text:p>
          </table:table-cell>
          <table:table-cell table:style-name="Table3.A1" office:value-type="string">
            <text:p text:style-name="P48">0.96</text:p>
          </table:table-cell>
          <table:table-cell table:style-name="Table3.A1" office:value-type="string">
            <text:p text:style-name="P49">0.98</text:p>
          </table:table-cell>
          <table:table-cell table:style-name="Table3.A1" office:value-type="string">
            <text:p text:style-name="P50">0.95</text:p>
          </table:table-cell>
          <table:table-cell table:style-name="Table3.A1" office:value-type="string">
            <text:p text:style-name="P51">0.98</text:p>
          </table:table-cell>
          <table:table-cell table:style-name="Table3.A1" office:value-type="string">
            <text:p text:style-name="P52">0.93</text:p>
          </table:table-cell>
          <table:table-cell table:style-name="Table3.A1" office:value-type="string">
            <text:p text:style-name="P53">0.98</text:p>
          </table:table-cell>
          <table:table-cell table:style-name="Table3.A1" office:value-type="string">
            <text:p text:style-name="P54">0.96</text:p>
          </table:table-cell>
        </table:table-row>
        <table:table-row>
          <table:table-cell table:style-name="Table3.A1" office:value-type="string">
            <text:p text:style-name="P42">Sleeping</text:p>
          </table:table-cell>
          <table:table-cell table:style-name="Table3.A1" office:value-type="string">
            <text:p text:style-name="P43">1.00</text:p>
          </table:table-cell>
          <table:table-cell table:style-name="Table3.A1" office:value-type="string">
            <text:p text:style-name="P44">0.98</text:p>
          </table:table-cell>
          <table:table-cell table:style-name="Table3.A1" office:value-type="string">
            <text:p text:style-name="P45">0.99</text:p>
          </table:table-cell>
          <table:table-cell table:style-name="Table3.A1" office:value-type="string">
            <text:p text:style-name="P46">1.00</text:p>
          </table:table-cell>
          <table:table-cell table:style-name="Table3.A1" office:value-type="string">
            <text:p text:style-name="P47">1.00</text:p>
          </table:table-cell>
          <table:table-cell table:style-name="Table3.A1" office:value-type="string">
            <text:p text:style-name="P48">0.98</text:p>
          </table:table-cell>
          <table:table-cell table:style-name="Table3.A1" office:value-type="string">
            <text:p text:style-name="P49">1.00</text:p>
          </table:table-cell>
          <table:table-cell table:style-name="Table3.A1" office:value-type="string">
            <text:p text:style-name="P50">1.00</text:p>
          </table:table-cell>
          <table:table-cell table:style-name="Table3.A1" office:value-type="string">
            <text:p text:style-name="P51">1.00</text:p>
          </table:table-cell>
          <table:table-cell table:style-name="Table3.A1" office:value-type="string">
            <text:p text:style-name="P52">0.98</text:p>
          </table:table-cell>
          <table:table-cell table:style-name="Table3.A1" office:value-type="string">
            <text:p text:style-name="P53">1.00</text:p>
          </table:table-cell>
          <table:table-cell table:style-name="Table3.A1" office:value-type="string">
            <text:p text:style-name="P54">1.00</text:p>
          </table:table-cell>
        </table:table-row>
        <table:table-row>
          <table:table-cell table:style-name="Table3.A1" office:value-type="string">
            <text:p text:style-name="P42">Elevator-down</text:p>
          </table:table-cell>
          <table:table-cell table:style-name="Table3.A1" office:value-type="string">
            <text:p text:style-name="P43">0.94</text:p>
          </table:table-cell>
          <table:table-cell table:style-name="Table3.A1" office:value-type="string">
            <text:p text:style-name="P44">0.94</text:p>
          </table:table-cell>
          <table:table-cell table:style-name="Table3.A1" office:value-type="string">
            <text:p text:style-name="P45">0.94</text:p>
          </table:table-cell>
          <table:table-cell table:style-name="Table3.A1" office:value-type="string">
            <text:p text:style-name="P46">0.91</text:p>
          </table:table-cell>
          <table:table-cell table:style-name="Table3.A1" office:value-type="string">
            <text:p text:style-name="P47">0.95</text:p>
          </table:table-cell>
          <table:table-cell table:style-name="Table3.A1" office:value-type="string">
            <text:p text:style-name="P48">0.95</text:p>
          </table:table-cell>
          <table:table-cell table:style-name="Table3.A1" office:value-type="string">
            <text:p text:style-name="P49">0.95</text:p>
          </table:table-cell>
          <table:table-cell table:style-name="Table3.A1" office:value-type="string">
            <text:p text:style-name="P50">0.95</text:p>
          </table:table-cell>
          <table:table-cell table:style-name="Table3.A1" office:value-type="string">
            <text:p text:style-name="P51">0.93</text:p>
          </table:table-cell>
          <table:table-cell table:style-name="Table3.A1" office:value-type="string">
            <text:p text:style-name="P52">0.94</text:p>
          </table:table-cell>
          <table:table-cell table:style-name="Table3.A1" office:value-type="string">
            <text:p text:style-name="P53">0.94</text:p>
          </table:table-cell>
          <table:table-cell table:style-name="Table3.A1" office:value-type="string">
            <text:p text:style-name="P54">0.93</text:p>
          </table:table-cell>
        </table:table-row>
        <table:table-row>
          <table:table-cell table:style-name="Table3.A1" office:value-type="string">
            <text:p text:style-name="P42">Walking-upstairs</text:p>
          </table:table-cell>
          <table:table-cell table:style-name="Table3.A1" office:value-type="string">
            <text:p text:style-name="P43">0.94</text:p>
          </table:table-cell>
          <table:table-cell table:style-name="Table3.A1" office:value-type="string">
            <text:p text:style-name="P44">0.95</text:p>
          </table:table-cell>
          <table:table-cell table:style-name="Table3.A1" office:value-type="string">
            <text:p text:style-name="P45">0.93</text:p>
          </table:table-cell>
          <table:table-cell table:style-name="Table3.A1" office:value-type="string">
            <text:p text:style-name="P46">0.92</text:p>
          </table:table-cell>
          <table:table-cell table:style-name="Table3.A1" office:value-type="string">
            <text:p text:style-name="P47">0.98</text:p>
          </table:table-cell>
          <table:table-cell table:style-name="Table3.A1" office:value-type="string">
            <text:p text:style-name="P48">0.95</text:p>
          </table:table-cell>
          <table:table-cell table:style-name="Table3.A1" office:value-type="string">
            <text:p text:style-name="P49">0.98</text:p>
          </table:table-cell>
          <table:table-cell table:style-name="Table3.A1" office:value-type="string">
            <text:p text:style-name="P50">0.96</text:p>
          </table:table-cell>
          <table:table-cell table:style-name="Table3.A1" office:value-type="string">
            <text:p text:style-name="P51">0.98</text:p>
          </table:table-cell>
          <table:table-cell table:style-name="Table3.A1" office:value-type="string">
            <text:p text:style-name="P52">0.95</text:p>
          </table:table-cell>
          <table:table-cell table:style-name="Table3.A1" office:value-type="string">
            <text:p text:style-name="P53">0.98</text:p>
          </table:table-cell>
          <table:table-cell table:style-name="Table3.A1" office:value-type="string">
            <text:p text:style-name="P54">0.96</text:p>
          </table:table-cell>
        </table:table-row>
        <table:table-row>
          <table:table-cell table:style-name="Table3.A1" office:value-type="string">
            <text:p text:style-name="P42">Jumping</text:p>
          </table:table-cell>
          <table:table-cell table:style-name="Table3.A1" office:value-type="string">
            <text:p text:style-name="P43">0.99</text:p>
          </table:table-cell>
          <table:table-cell table:style-name="Table3.A1" office:value-type="string">
            <text:p text:style-name="P44">0.99</text:p>
          </table:table-cell>
          <table:table-cell table:style-name="Table3.A1" office:value-type="string">
            <text:p text:style-name="P45">1.00</text:p>
          </table:table-cell>
          <table:table-cell table:style-name="Table3.A1" office:value-type="string">
            <text:p text:style-name="P46">0.97</text:p>
          </table:table-cell>
          <table:table-cell table:style-name="Table3.A1" office:value-type="string">
            <text:p text:style-name="P47">1.00</text:p>
          </table:table-cell>
          <table:table-cell table:style-name="Table3.A1" office:value-type="string">
            <text:p text:style-name="P48">0.99</text:p>
          </table:table-cell>
          <table:table-cell table:style-name="Table3.A1" office:value-type="string">
            <text:p text:style-name="P49">1.00</text:p>
          </table:table-cell>
          <table:table-cell table:style-name="Table3.A1" office:value-type="string">
            <text:p text:style-name="P50">0.99</text:p>
          </table:table-cell>
          <table:table-cell table:style-name="Table3.A1" office:value-type="string">
            <text:p text:style-name="P51">1.00</text:p>
          </table:table-cell>
          <table:table-cell table:style-name="Table3.A1" office:value-type="string">
            <text:p text:style-name="P52">0.99</text:p>
          </table:table-cell>
          <table:table-cell table:style-name="Table3.A1" office:value-type="string">
            <text:p text:style-name="P53">0.97</text:p>
          </table:table-cell>
          <table:table-cell table:style-name="Table3.A1" office:value-type="string">
            <text:p text:style-name="P54">0.99</text:p>
          </table:table-cell>
        </table:table-row>
        <table:table-row>
          <table:table-cell table:style-name="Table3.A1" office:value-type="string">
            <text:p text:style-name="P42">Walking-right</text:p>
          </table:table-cell>
          <table:table-cell table:style-name="Table3.A1" office:value-type="string">
            <text:p text:style-name="P43">0.91</text:p>
          </table:table-cell>
          <table:table-cell table:style-name="Table3.A1" office:value-type="string">
            <text:p text:style-name="P44">0.90</text:p>
          </table:table-cell>
          <table:table-cell table:style-name="Table3.A1" office:value-type="string">
            <text:p text:style-name="P45">0.91</text:p>
          </table:table-cell>
          <table:table-cell table:style-name="Table3.A1" office:value-type="string">
            <text:p text:style-name="P46">0.86</text:p>
          </table:table-cell>
          <table:table-cell table:style-name="Table3.A1" office:value-type="string">
            <text:p text:style-name="P47">0.97</text:p>
          </table:table-cell>
          <table:table-cell table:style-name="Table3.A1" office:value-type="string">
            <text:p text:style-name="P48">0.92</text:p>
          </table:table-cell>
          <table:table-cell table:style-name="Table3.A1" office:value-type="string">
            <text:p text:style-name="P49">0.96</text:p>
          </table:table-cell>
          <table:table-cell table:style-name="Table3.A1" office:value-type="string">
            <text:p text:style-name="P50">0.92</text:p>
          </table:table-cell>
          <table:table-cell table:style-name="Table3.A1" office:value-type="string">
            <text:p text:style-name="P51">0.96</text:p>
          </table:table-cell>
          <table:table-cell table:style-name="Table3.A1" office:value-type="string">
            <text:p text:style-name="P52">0.90</text:p>
          </table:table-cell>
          <table:table-cell table:style-name="Table3.A1" office:value-type="string">
            <text:p text:style-name="P53">0.97</text:p>
          </table:table-cell>
          <table:table-cell table:style-name="Table3.A1" office:value-type="string">
            <text:p text:style-name="P54">0.93</text:p>
          </table:table-cell>
        </table:table-row>
        <table:table-row>
          <table:table-cell table:style-name="Table3.A1" office:value-type="string">
            <text:p text:style-name="P42">Walking-left</text:p>
          </table:table-cell>
          <table:table-cell table:style-name="Table3.A1" office:value-type="string">
            <text:p text:style-name="P43">0.89</text:p>
          </table:table-cell>
          <table:table-cell table:style-name="Table3.A1" office:value-type="string">
            <text:p text:style-name="P44">0.91</text:p>
          </table:table-cell>
          <table:table-cell table:style-name="Table3.A1" office:value-type="string">
            <text:p text:style-name="P45">0.90</text:p>
          </table:table-cell>
          <table:table-cell table:style-name="Table3.A1" office:value-type="string">
            <text:p text:style-name="P46">0.88</text:p>
          </table:table-cell>
          <table:table-cell table:style-name="Table3.A1" office:value-type="string">
            <text:p text:style-name="P47">0.97</text:p>
          </table:table-cell>
          <table:table-cell table:style-name="Table3.A1" office:value-type="string">
            <text:p text:style-name="P48">0.93</text:p>
          </table:table-cell>
          <table:table-cell table:style-name="Table3.A1" office:value-type="string">
            <text:p text:style-name="P49">0.97</text:p>
          </table:table-cell>
          <table:table-cell table:style-name="Table3.A1" office:value-type="string">
            <text:p text:style-name="P50">0.93</text:p>
          </table:table-cell>
          <table:table-cell table:style-name="Table3.A1" office:value-type="string">
            <text:p text:style-name="P51">0.95</text:p>
          </table:table-cell>
          <table:table-cell table:style-name="Table3.A1" office:value-type="string">
            <text:p text:style-name="P52">0.91</text:p>
          </table:table-cell>
          <table:table-cell table:style-name="Table3.A1" office:value-type="string">
            <text:p text:style-name="P53">0.97</text:p>
          </table:table-cell>
          <table:table-cell table:style-name="Table3.A1" office:value-type="string">
            <text:p text:style-name="P54">0.93</text:p>
          </table:table-cell>
        </table:table-row>
        <table:table-row>
          <table:table-cell table:style-name="Table3.A1" office:value-type="string">
            <text:p text:style-name="P42">Running</text:p>
          </table:table-cell>
          <table:table-cell table:style-name="Table3.A1" office:value-type="string">
            <text:p text:style-name="P43">0.99</text:p>
          </table:table-cell>
          <table:table-cell table:style-name="Table3.A1" office:value-type="string">
            <text:p text:style-name="P44">0.99</text:p>
          </table:table-cell>
          <table:table-cell table:style-name="Table3.A1" office:value-type="string">
            <text:p text:style-name="P45">0.99</text:p>
          </table:table-cell>
          <table:table-cell table:style-name="Table3.A1" office:value-type="string">
            <text:p text:style-name="P46">0.92</text:p>
          </table:table-cell>
          <table:table-cell table:style-name="Table3.A1" office:value-type="string">
            <text:p text:style-name="P47">1.00</text:p>
          </table:table-cell>
          <table:table-cell table:style-name="Table3.A1" office:value-type="string">
            <text:p text:style-name="P48">0.99</text:p>
          </table:table-cell>
          <table:table-cell table:style-name="Table3.A1" office:value-type="string">
            <text:p text:style-name="P49">1.00</text:p>
          </table:table-cell>
          <table:table-cell table:style-name="Table3.A1" office:value-type="string">
            <text:p text:style-name="P50">0.97</text:p>
          </table:table-cell>
          <table:table-cell table:style-name="Table3.A1" office:value-type="string">
            <text:p text:style-name="P51">1.00</text:p>
          </table:table-cell>
          <table:table-cell table:style-name="Table3.A1" office:value-type="string">
            <text:p text:style-name="P52">1.00</text:p>
          </table:table-cell>
          <table:table-cell table:style-name="Table3.A1" office:value-type="string">
            <text:p text:style-name="P53">0.95</text:p>
          </table:table-cell>
          <table:table-cell table:style-name="Table3.A1" office:value-type="string">
            <text:p text:style-name="P54">0.98</text:p>
          </table:table-cell>
        </table:table-row>
      </table:table>
      <text:p text:style-name="Table">Binary accuracy scores for USC-HAD using different feature generation methods: EX — Expert, AR — Auto-Reg, SSA and SPL for Splines</text:p>
      <text:p text:style-name="First_20_paragraph">[tbl::uschad_methods_results]</text:p>
      <text:p text:style-name="Text_20_body">Fig. [fig::accuracy_results] presents the accuracy scores  of the experiments for the both datasets. For WISDM dataset the worst result was obtained with spline approximation. The results for expert functions, autoregressive model, and SSA are roughly identical. For USC-HAD dataset the results highly depend on the classification model. For both datasets logistic regression shows the worst quality, while the accuracy for support vector machine and random forest is almost the same. The spline approximation gives competitive result for USC-HAD dataset.</text:p>
      <text:p text:style-name="Text_20_body">Table [tbl::wisdm_methods_results] and table [tbl::uschad_methods_results] present all results with classification accuracy scores  for each class. The first rows of these tables introduce the multiclass accuracy score for each classification model and each feature extraction procedure. Next rows are related to binary accuracy scores for each class. For WISDM dataset the best scores have the least active classes such as Standing and Sitting. For USC-HAD dataset all classes have the similar accuracy scores.</text:p>
      <text:p text:style-name="Text_20_body">We also carried out the experiment for union of all 193 generated features. Fig. [fig::feature_union_results] demonstrates the results. Table [tbl::activities_distributions] shows class labels, that are represented on the corresponding histograms. As expected, the accuracy scores for feature union are higher in all cases. All binary accuracy scores for WISDM dataset are higher than <draw:frame text:anchor-type="as-char" style:vertical-pos="middle" style:vertical-rel="text"><draw:object xlink:href="Formula-94/" xlink:type="simple" xlink:show="embed" xlink:actuate="onLoad"/></draw:frame> for each classification model. These numbers for USC-HAD dataset is higher than <draw:frame text:anchor-type="as-char" style:vertical-pos="middle" style:vertical-rel="text"><draw:object xlink:href="Formula-95/" xlink:type="simple" xlink:show="embed" xlink:actuate="onLoad"/></draw:frame>.</text:p>
      <text:h text:style-name="Heading_20_1" text:outline-level="1">Conclusion</text:h>
      <text:p text:style-name="First_20_paragraph">The paper investigates the problem of complex structured objects classification. The experiment compares various approaches of feature extraction, particularly the expert functions and local approximation models on data from smart phone accelerometer. The logistic regression, SVM, and random forest are used for classification. The results show that obtained features recover the class label with the high quality. The proposed spline method gives smooth approximation of time series. The number of splines parameters was lower than for the other methods. The classification quality for splines are competitive with existing stated methods for both considered datasets. Stacking of all extracted features gives better performance.</text:p>
      <text:p text:style-name="Text_20_body">10 [1]<text:span text:style-name="Source_Text">#1</text:span></text:p>
      <text:p text:style-name="Text_20_body">Bao, L., Intille, S.S.: Activity recognition from user-annotated acceleration data. In: International Conference on Pervasive Computing. pp. 1–17. Springer (2004)</text:p>
      <text:p text:style-name="Text_20_body">Budnik, M., Gutierrez-Gomez, E.L., Safadi, B., Pellerin, D., Quénot, G.: Learned features versus engineered features for multimedia indexing. Multimedia Tools and Applications 76(9), 11941–11958 (2017)</text:p>
      <text:p text:style-name="Text_20_body">De Boor, C.: A practical guide to splines, vol. 27. Springer-Verlag (1978)</text:p>
      <text:p text:style-name="Text_20_body">Geurts, P.: Pattern extraction for time series classification. In: European Conference on Principles of Data Mining and Knowledge Discovery. pp. 115–127. Springer (2001)</text:p>
      <text:p text:style-name="Text_20_body">Golub, G.H., Reinsch, C.: Singular value decomposition and least squares solutions. Numerische mathematik 14(5), 403–420 (1970)</text:p>
      <text:p text:style-name="Text_20_body">Hammerla, N.Y., Halloran, S., Ploetz, T.: Deep, convolutional, and recurrent models for human activity recognition using wearables. arXiv preprint arXiv:1604.08880 (2016)</text:p>
      <text:p text:style-name="Text_20_body">Hassani, H.: Singular spectrum analysis: methodology and comparison. Journal of Data Science 5(2), 239–257 (2007)</text:p>
      <text:p text:style-name="Text_20_body">Ignatov, A.D., Strijov, V.V.: Human activity recognition using quasiperiodic time series collected from a single tri-axial accelerometer. Multimedia tools and applications 75(12), 7257–7270 (2016)</text:p>
      <text:p text:style-name="Text_20_body">Incel, O.D., Kose, M., Ersoy, C.: A review and taxonomy of activity recognition on mobile phones. BioNanoScience 3(2), 145–171 (2013)</text:p>
      <text:p text:style-name="Text_20_body">Jones, E., Oliphant, T., Peterson, P.: SciPy: Open source scientific tools for Python (2001), <text:a xlink:type="simple" xlink:href="http://www.scipy.org/" office:name=""><text:span text:style-name="Definition">http://www.scipy.org/</text:span></text:a>, [Online; accessed today]</text:p>
      <text:p text:style-name="Text_20_body">Karasikov, M., Strijov, V.: Feature-based time-series classification. Intelligence 24(1), 164–181 (2016)</text:p>
      <text:p text:style-name="Text_20_body">Kuznetsov, M., Ivkin, N.: Time series classification algorithm using combined feature description. Machine Learning and Data Analysis 1(11), 1471–1483 (2015)</text:p>
      <text:p text:style-name="Text_20_body">Kwapisz, J.R., Weiss, G.M., Moore, S.A.: Activity recognition using cell phone accelerometers. ACM SigKDD Explorations Newsletter 12(2), 74–82 (2011)</text:p>
      <text:p text:style-name="Text_20_body">Lu, L., Qing-ling, C., Yi-Ju, Z.: Activity recognition in smart homes. Multimedia Tools and Applications pp. 1–18 (2016)</text:p>
      <text:p text:style-name="Text_20_body">Lu, Y., Wei, Y., Liu, L., Zhong, J., Sun, L., Liu, Y.: Towards unsupervised physical activity recognition using smartphone accelerometers. Multimedia Tools and Applications 76(8)</text:p>
      <text:p text:style-name="Text_20_body">Lukashin, Y.P.: Adaptive methods of short-term forecasting of time series. M.: Finance and statistics (2003)</text:p>
      <text:p text:style-name="Text_20_body">Motrenko, A., Strijov, V.: Extracting fundamental periods to segment biomedical signals. IEEE journal of biomedical and health informatics 20(6), 1466–1476 (2016)</text:p>
      <text:p text:style-name="Text_20_body">Umeda, Y.: Time series classification via topological data analysis. Transactions of the Japanese Society for Artificial Intelligence 32(3), D–G72_1 (2017)</text:p>
      <text:p text:style-name="Text_20_body">The usc human activity dataset. <text:a xlink:type="simple" xlink:href="http://www-scf.usc.edu/~mizhang/datasets.html" office:name=""><text:span text:style-name="Definition">http://www-scf.usc.edu/~mizhang/datasets.html</text:span></text:a></text:p>
      <text:p text:style-name="Text_20_body">Wang, W., Liu, H., Yu, L., Sun, F.: Human activity recognition using smart phone embedded sensors: A linear dynamical systems method. In: Neural Networks (IJCNN), 2014 International Joint Conference on. pp. 1185–1190. IEEE (2014)</text:p>
      <text:p text:style-name="Text_20_body">The wisdm dataset. <text:a xlink:type="simple" xlink:href="http://www.cis.fordham.edu/wisdm/dataset.php" office:name=""><text:span text:style-name="Definition">http://www.cis.fordham.edu/wisdm/dataset.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style mathvariant="script">
    <mi>𝒮</mi>
  </mstyle>
</math>
</file>

<file path=Formula-1/content.xml><?xml version="1.0" encoding="utf-8"?>
<math xmlns="http://www.w3.org/1998/Math/MathML" display="inline">
  <mi>s</mi>
</math>
</file>

<file path=Formula-10/content.xml><?xml version="1.0" encoding="utf-8"?>
<math xmlns="http://www.w3.org/1998/Math/MathML" display="inline">
  <mi>f</mi>
</math>
</file>

<file path=Formula-11/content.xml><?xml version="1.0" encoding="utf-8"?>
<math xmlns="http://www.w3.org/1998/Math/MathML" display="inline">
  <mrow>
    <mi>f</mi>
    <mo>=</mo>
    <mi>f</mi>
    <mo stretchy="false" form="prefix">(</mo>
    <mstyle mathvariant="bold">
      <mi>𝐠</mi>
    </mstyle>
    <mo stretchy="false" form="postfix">)</mo>
  </mrow>
</math>
</file>

<file path=Formula-12/content.xml><?xml version="1.0" encoding="utf-8"?>
<math xmlns="http://www.w3.org/1998/Math/MathML" display="inline">
  <mrow>
    <mstyle mathvariant="bold">
      <mi>𝐠</mi>
    </mstyle>
    <mo>:</mo>
    <mspace width="0.222em"/>
    <mi>m</mi>
    <mi>a</mi>
    <mi>t</mi>
    <mi>h</mi>
    <mi>b</mi>
    <mi>b</mi>
    <msup>
      <mi>R</mi>
      <mi>T</mi>
    </msup>
    <mo accent="false">→</mo>
    <mspace width="0.222em"/>
    <mi>m</mi>
    <mi>a</mi>
    <mi>t</mi>
    <mi>h</mi>
    <mi>b</mi>
    <mi>b</mi>
    <msup>
      <mi>R</mi>
      <mi>n</mi>
    </msup>
  </mrow>
</math>
</file>

<file path=Formula-13/content.xml><?xml version="1.0" encoding="utf-8"?>
<math xmlns="http://www.w3.org/1998/Math/MathML" display="inline">
  <mrow>
    <mspace width="0.222em"/>
    <mi>m</mi>
    <mi>a</mi>
    <mi>t</mi>
    <mi>h</mi>
    <mi>b</mi>
    <mi>b</mi>
    <msup>
      <mi>R</mi>
      <mi>T</mi>
    </msup>
  </mrow>
</math>
</file>

<file path=Formula-14/content.xml><?xml version="1.0" encoding="utf-8"?>
<math xmlns="http://www.w3.org/1998/Math/MathML" display="inline">
  <mrow>
    <mi>G</mi>
    <mo>⊂</mo>
    <mspace width="0.222em"/>
    <mi>m</mi>
    <mi>a</mi>
    <mi>t</mi>
    <mi>h</mi>
    <mi>b</mi>
    <mi>b</mi>
    <msup>
      <mi>R</mi>
      <mi>n</mi>
    </msup>
  </mrow>
</math>
</file>

<file path=Formula-15/content.xml><?xml version="1.0" encoding="utf-8"?>
<math xmlns="http://www.w3.org/1998/Math/MathML" display="inline">
  <mstyle mathvariant="bold">
    <mi>𝐠</mi>
  </mstyle>
</math>
</file>

<file path=Formula-16/content.xml><?xml version="1.0" encoding="utf-8"?>
<math xmlns="http://www.w3.org/1998/Math/MathML" display="block">
  <mrow>
    <msub>
      <mstyle mathvariant="script">
        <mi>𝒟</mi>
      </mstyle>
      <mi>G</mi>
    </msub>
    <mo>=</mo>
    <mo stretchy="false" form="prefix">{</mo>
    <mo stretchy="false" form="prefix">(</mo>
    <msub>
      <mstyle mathvariant="bold">
        <mi>𝐠</mi>
      </mstyle>
      <mi>i</mi>
    </msub>
    <mo>,</mo>
    <msub>
      <mi>y</mi>
      <mi>i</mi>
    </msub>
    <mo stretchy="false" form="postfix">)</mo>
    <msubsup>
      <mo stretchy="false" form="postfix">}</mo>
      <mrow>
        <mi>i</mi>
        <mo>=</mo>
        <mn>1</mn>
      </mrow>
      <mi>m</mi>
    </msubsup>
    <mo>,</mo>
  </mrow>
</math>
</file>

<file path=Formula-17/content.xml><?xml version="1.0" encoding="utf-8"?>
<math xmlns="http://www.w3.org/1998/Math/MathML" display="inline">
  <mrow>
    <msub>
      <mstyle mathvariant="bold">
        <mi>𝐠</mi>
      </mstyle>
      <mi>i</mi>
    </msub>
    <mo>=</mo>
    <mstyle mathvariant="bold">
      <mi>𝐠</mi>
    </mstyle>
    <mo stretchy="false" form="prefix">(</mo>
    <msub>
      <mi>s</mi>
      <mi>i</mi>
    </msub>
    <mo stretchy="false" form="postfix">)</mo>
    <mo>∈</mo>
    <mi>G</mi>
  </mrow>
</math>
</file>

<file path=Formula-18/content.xml><?xml version="1.0" encoding="utf-8"?>
<math xmlns="http://www.w3.org/1998/Math/MathML" display="inline">
  <mrow>
    <mi>f</mi>
    <mo>=</mo>
    <mi>f</mi>
    <mo stretchy="false" form="prefix">(</mo>
    <mstyle mathvariant="bold">
      <mi>𝐠</mi>
    </mstyle>
    <mo>,</mo>
    <mstyle mathvariant="bold">
      <mi>𝛉</mi>
    </mstyle>
    <mo stretchy="false" form="postfix">)</mo>
  </mrow>
</math>
</file>

<file path=Formula-19/content.xml><?xml version="1.0" encoding="utf-8"?>
<math xmlns="http://www.w3.org/1998/Math/MathML" display="inline">
  <mstyle mathvariant="bold">
    <mi>𝛉</mi>
  </mstyle>
</math>
</file>

<file path=Formula-2/content.xml><?xml version="1.0" encoding="utf-8"?>
<math xmlns="http://www.w3.org/1998/Math/MathML" display="inline">
  <mi>T</mi>
</math>
</file>

<file path=Formula-20/content.xml><?xml version="1.0" encoding="utf-8"?>
<math xmlns="http://www.w3.org/1998/Math/MathML" display="inline">
  <mover>
    <mstyle mathvariant="bold">
      <mi>𝛉</mi>
    </mstyle>
    <mo accent="true">^</mo>
  </mover>
</math>
</file>

<file path=Formula-21/content.xml><?xml version="1.0" encoding="utf-8"?>
<math xmlns="http://www.w3.org/1998/Math/MathML" display="block">
  <mrow>
    <mover>
      <mstyle mathvariant="bold">
        <mi>𝛉</mi>
      </mstyle>
      <mo accent="true">^</mo>
    </mover>
    <mo>=</mo>
    <msub>
      <mrow>
        <mo>arg</mo>
        <mo>min</mo>
      </mrow>
      <mstyle mathvariant="bold">
        <mi>𝛉</mi>
      </mstyle>
    </msub>
    <mi>L</mi>
    <mo stretchy="false" form="prefix">(</mo>
    <mstyle mathvariant="bold">
      <mi>𝛉</mi>
    </mstyle>
    <mo>,</mo>
    <msub>
      <mstyle mathvariant="script">
        <mi>𝒟</mi>
      </mstyle>
      <mi>G</mi>
    </msub>
    <mo>,</mo>
    <mstyle mathvariant="bold">
      <mi>𝛍</mi>
    </mstyle>
    <mo stretchy="false" form="postfix">)</mo>
    <mi>.</mi>
  </mrow>
</math>
</file>

<file path=Formula-22/content.xml><?xml version="1.0" encoding="utf-8"?>
<math xmlns="http://www.w3.org/1998/Math/MathML" display="inline">
  <mstyle mathvariant="bold">
    <mi>𝛍</mi>
  </mstyle>
</math>
</file>

<file path=Formula-23/content.xml><?xml version="1.0" encoding="utf-8"?>
<math xmlns="http://www.w3.org/1998/Math/MathML" display="block">
  <mrow>
    <mstyle mathvariant="normal">
      <mi>a</mi>
      <mi>c</mi>
      <mi>c</mi>
      <mi>u</mi>
      <mi>r</mi>
      <mi>a</mi>
      <mi>c</mi>
      <mi>y</mi>
    </mstyle>
    <mo>=</mo>
    <mfrac>
      <mn>1</mn>
      <mi>m</mi>
    </mfrac>
    <munderover>
      <mo>∑</mo>
      <mrow>
        <mi>i</mi>
        <mo>=</mo>
        <mn>1</mn>
      </mrow>
      <mi>m</mi>
    </munderover>
    <mrow>
      <mo stretchy="true" form="prefix">[</mo>
      <mi>f</mi>
      <mrow>
        <mo stretchy="true" form="prefix">(</mo>
        <mstyle mathvariant="bold">
          <mi>𝐠</mi>
        </mstyle>
        <mo stretchy="false" form="prefix">(</mo>
        <msub>
          <mi>s</mi>
          <mi>i</mi>
        </msub>
        <mo stretchy="false" form="postfix">)</mo>
        <mo>,</mo>
        <mover>
          <mstyle mathvariant="bold">
            <mi>𝛉</mi>
          </mstyle>
          <mo accent="true">^</mo>
        </mover>
        <mo stretchy="true" form="postfix">)</mo>
      </mrow>
      <mo>=</mo>
      <msub>
        <mi>y</mi>
        <mi>i</mi>
      </msub>
      <mo stretchy="true" form="postfix">]</mo>
    </mrow>
    <mi>.</mi>
  </mrow>
</math>
</file>

<file path=Formula-24/content.xml><?xml version="1.0" encoding="utf-8"?>
<math xmlns="http://www.w3.org/1998/Math/MathML" display="inline">
  <msub>
    <mi>g</mi>
    <mi>j</mi>
  </msub>
</math>
</file>

<file path=Formula-25/content.xml><?xml version="1.0" encoding="utf-8"?>
<math xmlns="http://www.w3.org/1998/Math/MathML" display="inline">
  <mrow>
    <msub>
      <mi>g</mi>
      <mi>j</mi>
    </msub>
    <mo>:</mo>
    <mspace width="0.222em"/>
    <mi>m</mi>
    <mi>a</mi>
    <mi>t</mi>
    <mi>h</mi>
    <mi>b</mi>
    <mi>b</mi>
    <msup>
      <mi>R</mi>
      <mi>T</mi>
    </msup>
    <mo accent="false">→</mo>
    <mspace width="0.222em"/>
    <mi>m</mi>
    <mi>a</mi>
    <mi>t</mi>
    <mi>h</mi>
    <mi>b</mi>
    <mi>b</mi>
    <mi>R</mi>
  </mrow>
</math>
</file>

<file path=Formula-26/content.xml><?xml version="1.0" encoding="utf-8"?>
<math xmlns="http://www.w3.org/1998/Math/MathML" display="inline">
  <mrow>
    <mstyle mathvariant="bold">
      <mi>𝐠</mi>
    </mstyle>
    <mo stretchy="false" form="prefix">(</mo>
    <mi>s</mi>
    <mo stretchy="false" form="postfix">)</mo>
  </mrow>
</math>
</file>

<file path=Formula-27/content.xml><?xml version="1.0" encoding="utf-8"?>
<math xmlns="http://www.w3.org/1998/Math/MathML" display="inline">
  <mi>s</mi>
</math>
</file>

<file path=Formula-28/content.xml><?xml version="1.0" encoding="utf-8"?>
<math xmlns="http://www.w3.org/1998/Math/MathML" display="block">
  <mrow>
    <mstyle mathvariant="bold">
      <mi>𝐠</mi>
    </mstyle>
    <mo stretchy="false" form="prefix">(</mo>
    <mi>s</mi>
    <mo stretchy="false" form="postfix">)</mo>
    <mo>=</mo>
    <mo stretchy="false" form="prefix">[</mo>
    <msub>
      <mi>g</mi>
      <mn>1</mn>
    </msub>
    <mo stretchy="false" form="prefix">(</mo>
    <mi>s</mi>
    <mo stretchy="false" form="postfix">)</mo>
    <mo>,</mo>
    <mi>…</mi>
    <mo>,</mo>
    <msub>
      <mi>g</mi>
      <mi>n</mi>
    </msub>
    <mo stretchy="false" form="prefix">(</mo>
    <mi>s</mi>
    <mo stretchy="false" form="postfix">)</mo>
    <msup>
      <mo stretchy="false" form="postfix">]</mo>
      <mi>T</mi>
    </msup>
    <mi>.</mi>
  </mrow>
</math>
</file>

<file path=Formula-29/content.xml><?xml version="1.0" encoding="utf-8"?>
<math xmlns="http://www.w3.org/1998/Math/MathML" display="inline">
  <mrow>
    <mstyle mathvariant="bold">
      <mi>𝐠</mi>
    </mstyle>
    <mo stretchy="false" form="prefix">(</mo>
    <mi>s</mi>
    <mo stretchy="false" form="postfix">)</mo>
    <mo>∈</mo>
    <mspace width="0.222em"/>
    <mi>m</mi>
    <mi>a</mi>
    <mi>t</mi>
    <mi>h</mi>
    <mi>b</mi>
    <mi>b</mi>
    <msup>
      <mi>R</mi>
      <mn>40</mn>
    </msup>
  </mrow>
</math>
</file>

<file path=Formula-3/content.xml><?xml version="1.0" encoding="utf-8"?>
<math xmlns="http://www.w3.org/1998/Math/MathML" display="block">
  <mrow>
    <mi>s</mi>
    <mo>=</mo>
    <mo stretchy="false" form="prefix">[</mo>
    <msub>
      <mi>x</mi>
      <mn>1</mn>
    </msub>
    <mo>,</mo>
    <mi>…</mi>
    <mo>,</mo>
    <msub>
      <mi>x</mi>
      <mi>T</mi>
    </msub>
    <msup>
      <mo stretchy="false" form="postfix">]</mo>
      <mi>T</mi>
    </msup>
    <mo>∈</mo>
    <msup>
      <mstyle mathvariant="double-struck">
        <mi>ℝ</mi>
      </mstyle>
      <mi>T</mi>
    </msup>
    <mi>.</mi>
  </mrow>
</math>
</file>

<file path=Formula-30/content.xml><?xml version="1.0" encoding="utf-8"?>
<math xmlns="http://www.w3.org/1998/Math/MathML" display="inline">
  <mrow>
    <mover>
      <mi>x</mi>
      <mo accent="true">‾</mo>
    </mover>
    <mo>=</mo>
    <mfrac>
      <mn>1</mn>
      <mi>T</mi>
    </mfrac>
    <msubsup>
      <mo>∑</mo>
      <mrow>
        <mi>t</mi>
        <mo>=</mo>
        <mn>1</mn>
      </mrow>
      <mi>T</mi>
    </msubsup>
    <msub>
      <mi>x</mi>
      <mi>t</mi>
    </msub>
  </mrow>
</math>
</file>

<file path=Formula-31/content.xml><?xml version="1.0" encoding="utf-8"?>
<math xmlns="http://www.w3.org/1998/Math/MathML" display="inline">
  <msqrt>
    <mrow>
      <mfrac>
        <mn>1</mn>
        <mi>T</mi>
      </mfrac>
      <msubsup>
        <mo>∑</mo>
        <mrow>
          <mi>t</mi>
          <mo>=</mo>
          <mn>1</mn>
        </mrow>
        <mi>T</mi>
      </msubsup>
      <mo stretchy="false" form="prefix">(</mo>
      <msub>
        <mi>x</mi>
        <mi>t</mi>
      </msub>
      <mo>−</mo>
      <mover>
        <mi>x</mi>
        <mo accent="true">‾</mo>
      </mover>
      <msup>
        <mo stretchy="false" form="postfix">)</mo>
        <mn>2</mn>
      </msup>
    </mrow>
  </msqrt>
</math>
</file>

<file path=Formula-32/content.xml><?xml version="1.0" encoding="utf-8"?>
<math xmlns="http://www.w3.org/1998/Math/MathML" display="inline">
  <mrow>
    <mfrac>
      <mn>1</mn>
      <mi>T</mi>
    </mfrac>
    <msubsup>
      <mo>∑</mo>
      <mrow>
        <mi>t</mi>
        <mo>=</mo>
        <mn>1</mn>
      </mrow>
      <mi>T</mi>
    </msubsup>
    <mo stretchy="false" form="prefix">|</mo>
    <msub>
      <mi>x</mi>
      <mi>t</mi>
    </msub>
    <mo>−</mo>
    <mover>
      <mi>x</mi>
      <mo accent="true">‾</mo>
    </mover>
    <mo stretchy="false" form="prefix">|</mo>
  </mrow>
</math>
</file>

<file path=Formula-33/content.xml><?xml version="1.0" encoding="utf-8"?>
<math xmlns="http://www.w3.org/1998/Math/MathML" display="inline">
  <mi>n</mi>
</math>
</file>

<file path=Formula-34/content.xml><?xml version="1.0" encoding="utf-8"?>
<math xmlns="http://www.w3.org/1998/Math/MathML" display="inline">
  <mi>s</mi>
</math>
</file>

<file path=Formula-35/content.xml><?xml version="1.0" encoding="utf-8"?>
<math xmlns="http://www.w3.org/1998/Math/MathML" display="inline">
  <mrow>
    <mi>n</mi>
    <mo>−</mo>
    <mn>1</mn>
  </mrow>
</math>
</file>

<file path=Formula-36/content.xml><?xml version="1.0" encoding="utf-8"?>
<math xmlns="http://www.w3.org/1998/Math/MathML" display="block">
  <mrow>
    <msub>
      <mi>x</mi>
      <mi>t</mi>
    </msub>
    <mo>=</mo>
    <msub>
      <mi>w</mi>
      <mn>0</mn>
    </msub>
    <mo>+</mo>
    <munderover>
      <mo>∑</mo>
      <mrow>
        <mi>j</mi>
        <mo>=</mo>
        <mn>1</mn>
      </mrow>
      <mrow>
        <mi>n</mi>
        <mo>−</mo>
        <mn>1</mn>
      </mrow>
    </munderover>
    <msub>
      <mi>w</mi>
      <mi>j</mi>
    </msub>
    <msub>
      <mi>x</mi>
      <mrow>
        <mi>t</mi>
        <mo>−</mo>
        <mi>j</mi>
      </mrow>
    </msub>
    <mo>+</mo>
    <msub>
      <mi>ϵ</mi>
      <mi>t</mi>
    </msub>
    <mo>,</mo>
  </mrow>
</math>
</file>

<file path=Formula-37/content.xml><?xml version="1.0" encoding="utf-8"?>
<math xmlns="http://www.w3.org/1998/Math/MathML" display="inline">
  <msub>
    <mi>ϵ</mi>
    <mi>t</mi>
  </msub>
</math>
</file>

<file path=Formula-38/content.xml><?xml version="1.0" encoding="utf-8"?>
<math xmlns="http://www.w3.org/1998/Math/MathML" display="inline">
  <mover>
    <mstyle mathvariant="bold">
      <mi>𝐰</mi>
    </mstyle>
    <mo accent="true">^</mo>
  </mover>
</math>
</file>

<file path=Formula-39/content.xml><?xml version="1.0" encoding="utf-8"?>
<math xmlns="http://www.w3.org/1998/Math/MathML" display="inline">
  <mrow>
    <mstyle mathvariant="bold">
      <mi>𝐠</mi>
    </mstyle>
    <mo stretchy="false" form="prefix">(</mo>
    <mi>s</mi>
    <mo stretchy="false" form="postfix">)</mo>
  </mrow>
</math>
</file>

<file path=Formula-4/content.xml><?xml version="1.0" encoding="utf-8"?>
<math xmlns="http://www.w3.org/1998/Math/MathML" display="inline">
  <mrow>
    <mi>f</mi>
    <mo>:</mo>
    <msup>
      <mstyle mathvariant="double-struck">
        <mi>ℝ</mi>
      </mstyle>
      <mi>T</mi>
    </msup>
    <mo accent="false">→</mo>
    <mi>Y</mi>
  </mrow>
</math>
</file>

<file path=Formula-40/content.xml><?xml version="1.0" encoding="utf-8"?>
<math xmlns="http://www.w3.org/1998/Math/MathML" display="inline">
  <mi>s</mi>
</math>
</file>

<file path=Formula-41/content.xml><?xml version="1.0" encoding="utf-8"?>
<math xmlns="http://www.w3.org/1998/Math/MathML" display="block">
  <mrow>
    <mstyle mathvariant="bold">
      <mi>𝐠</mi>
    </mstyle>
    <mo stretchy="false" form="prefix">(</mo>
    <mi>s</mi>
    <mo stretchy="false" form="postfix">)</mo>
    <mo>=</mo>
    <mover>
      <mstyle mathvariant="bold">
        <mi>𝐰</mi>
      </mstyle>
      <mo accent="true">^</mo>
    </mover>
    <mo>=</mo>
    <msub>
      <mrow>
        <mo>arg</mo>
        <mo>min</mo>
      </mrow>
      <mrow>
        <mstyle mathvariant="bold">
          <mi>𝐰</mi>
        </mstyle>
        <mo>∈</mo>
        <mspace width="0.222em"/>
        <mi>m</mi>
        <mi>a</mi>
        <mi>t</mi>
        <mi>h</mi>
        <mi>b</mi>
        <mi>b</mi>
        <msup>
          <mi>R</mi>
          <mi>n</mi>
        </msup>
      </mrow>
    </msub>
    <mrow>
      <mo stretchy="true" form="prefix">(</mo>
      <munderover>
        <mo>∑</mo>
        <mrow>
          <mi>t</mi>
          <mo>=</mo>
          <mi>n</mi>
        </mrow>
        <mi>T</mi>
      </munderover>
      <mo stretchy="false" form="prefix">∥</mo>
      <msub>
        <mi>x</mi>
        <mi>t</mi>
      </msub>
      <mo>−</mo>
      <msub>
        <mover>
          <mi>x</mi>
          <mo accent="true">^</mo>
        </mover>
        <mi>t</mi>
      </msub>
      <msup>
        <mo stretchy="false" form="prefix">∥</mo>
        <mn>2</mn>
      </msup>
      <mo stretchy="true" form="postfix">)</mo>
    </mrow>
    <mi>.</mi>
  </mrow>
</math>
</file>

<file path=Formula-42/content.xml><?xml version="1.0" encoding="utf-8"?>
<math xmlns="http://www.w3.org/1998/Math/MathML" display="inline">
  <mi>s</mi>
</math>
</file>

<file path=Formula-43/content.xml><?xml version="1.0" encoding="utf-8"?>
<math xmlns="http://www.w3.org/1998/Math/MathML" display="inline">
  <mi>n</mi>
</math>
</file>

<file path=Formula-44/content.xml><?xml version="1.0" encoding="utf-8"?>
<math xmlns="http://www.w3.org/1998/Math/MathML" display="inline">
  <mi>s</mi>
</math>
</file>

<file path=Formula-45/content.xml><?xml version="1.0" encoding="utf-8"?>
<math xmlns="http://www.w3.org/1998/Math/MathML" display="inline">
  <mstyle mathvariant="script">
    <mi>𝒟</mi>
  </mstyle>
</math>
</file>

<file path=Formula-46/content.xml><?xml version="1.0" encoding="utf-8"?>
<math xmlns="http://www.w3.org/1998/Math/MathML" display="block">
  <mrow>
    <mstyle mathvariant="bold">
      <mi>𝐗</mi>
    </mstyle>
    <mo>=</mo>
    <mrow>
      <mo stretchy="true" form="prefix">(</mo>
      <mtable>
        <mtr>
          <mtd columnalign="center">
            <msub>
              <mi>x</mi>
              <mn>1</mn>
            </msub>
          </mtd>
          <mtd columnalign="center">
            <msub>
              <mi>x</mi>
              <mn>2</mn>
            </msub>
          </mtd>
          <mtd columnalign="center">
            <mi>…</mi>
          </mtd>
          <mtd columnalign="center">
            <msub>
              <mi>x</mi>
              <mi>n</mi>
            </msub>
          </mtd>
        </mtr>
        <mtr>
          <mtd columnalign="center">
            <msub>
              <mi>x</mi>
              <mn>2</mn>
            </msub>
          </mtd>
          <mtd columnalign="center">
            <msub>
              <mi>x</mi>
              <mn>3</mn>
            </msub>
          </mtd>
          <mtd columnalign="center">
            <mi>…</mi>
          </mtd>
          <mtd columnalign="center">
            <msub>
              <mi>x</mi>
              <mrow>
                <mi>n</mi>
                <mo>+</mo>
                <mn>1</mn>
              </mrow>
            </msub>
          </mtd>
        </mtr>
        <mtr>
          <mtd columnalign="center">
            <mi>…</mi>
          </mtd>
          <mtd columnalign="center">
            <mi>…</mi>
          </mtd>
          <mtd columnalign="center">
            <mi>…</mi>
          </mtd>
          <mtd columnalign="center">
            <mi>…</mi>
          </mtd>
        </mtr>
        <mtr>
          <mtd columnalign="center">
            <msub>
              <mi>x</mi>
              <mrow>
                <mi>T</mi>
                <mo>−</mo>
                <mi>n</mi>
                <mo>+</mo>
                <mn>1</mn>
              </mrow>
            </msub>
          </mtd>
          <mtd columnalign="center">
            <msub>
              <mi>x</mi>
              <mrow>
                <mi>T</mi>
                <mo>−</mo>
                <mi>n</mi>
                <mo>+</mo>
                <mn>2</mn>
              </mrow>
            </msub>
          </mtd>
          <mtd columnalign="center">
            <mi>…</mi>
          </mtd>
          <mtd columnalign="center">
            <msub>
              <mi>x</mi>
              <mi>T</mi>
            </msub>
          </mtd>
        </mtr>
      </mtable>
      <mo stretchy="true" form="postfix">)</mo>
    </mrow>
    <mi>.</mi>
  </mrow>
</math>
</file>

<file path=Formula-47/content.xml><?xml version="1.0" encoding="utf-8"?>
<math xmlns="http://www.w3.org/1998/Math/MathML" display="inline">
  <mi>n</mi>
</math>
</file>

<file path=Formula-48/content.xml><?xml version="1.0" encoding="utf-8"?>
<math xmlns="http://www.w3.org/1998/Math/MathML" display="inline">
  <mrow>
    <msup>
      <mstyle mathvariant="bold">
        <mi>𝐗</mi>
      </mstyle>
      <mi>T</mi>
    </msup>
    <mstyle mathvariant="bold">
      <mi>𝐗</mi>
    </mstyle>
  </mrow>
</math>
</file>

<file path=Formula-49/content.xml><?xml version="1.0" encoding="utf-8"?>
<math xmlns="http://www.w3.org/1998/Math/MathML" display="block">
  <mrow>
    <msup>
      <mstyle mathvariant="bold">
        <mi>𝐗</mi>
      </mstyle>
      <mi>T</mi>
    </msup>
    <mstyle mathvariant="bold">
      <mi>𝐗</mi>
    </mstyle>
    <mo>=</mo>
    <mstyle mathvariant="bold">
      <mi>𝐔</mi>
    </mstyle>
    <mstyle mathvariant="bold">
      <mi>𝚲</mi>
    </mstyle>
    <msup>
      <mstyle mathvariant="bold">
        <mi>𝐔</mi>
      </mstyle>
      <mi>T</mi>
    </msup>
    <mo>,</mo>
  </mrow>
</math>
</file>

<file path=Formula-5/content.xml><?xml version="1.0" encoding="utf-8"?>
<math xmlns="http://www.w3.org/1998/Math/MathML" display="inline">
  <mstyle mathvariant="script">
    <mi>𝒮</mi>
  </mstyle>
</math>
</file>

<file path=Formula-50/content.xml><?xml version="1.0" encoding="utf-8"?>
<math xmlns="http://www.w3.org/1998/Math/MathML" display="inline">
  <mstyle mathvariant="bold">
    <mi>𝐔</mi>
  </mstyle>
</math>
</file>

<file path=Formula-51/content.xml><?xml version="1.0" encoding="utf-8"?>
<math xmlns="http://www.w3.org/1998/Math/MathML" display="inline">
  <mrow>
    <mi>Λ</mi>
    <mo>=</mo>
    <mstyle mathvariant="normal">
      <mi>d</mi>
      <mi>i</mi>
      <mi>a</mi>
      <mi>g</mi>
    </mstyle>
    <mo stretchy="false" form="prefix">(</mo>
    <msub>
      <mi>λ</mi>
      <mn>1</mn>
    </msub>
    <mo>,</mo>
    <mi>…</mi>
    <mo>,</mo>
    <msub>
      <mi>λ</mi>
      <mi>n</mi>
    </msub>
    <mo stretchy="false" form="postfix">)</mo>
  </mrow>
</math>
</file>

<file path=Formula-52/content.xml><?xml version="1.0" encoding="utf-8"?>
<math xmlns="http://www.w3.org/1998/Math/MathML" display="inline">
  <msub>
    <mi>λ</mi>
    <mi>i</mi>
  </msub>
</math>
</file>

<file path=Formula-53/content.xml><?xml version="1.0" encoding="utf-8"?>
<math xmlns="http://www.w3.org/1998/Math/MathML" display="inline">
  <mrow>
    <msup>
      <mstyle mathvariant="bold">
        <mi>𝐗</mi>
      </mstyle>
      <mi>T</mi>
    </msup>
    <mstyle mathvariant="bold">
      <mi>𝐗</mi>
    </mstyle>
  </mrow>
</math>
</file>

<file path=Formula-54/content.xml><?xml version="1.0" encoding="utf-8"?>
<math xmlns="http://www.w3.org/1998/Math/MathML" display="inline">
  <mrow>
    <msup>
      <mstyle mathvariant="bold">
        <mi>𝐗</mi>
      </mstyle>
      <mi>T</mi>
    </msup>
    <mstyle mathvariant="bold">
      <mi>𝐗</mi>
    </mstyle>
  </mrow>
</math>
</file>

<file path=Formula-55/content.xml><?xml version="1.0" encoding="utf-8"?>
<math xmlns="http://www.w3.org/1998/Math/MathML" display="inline">
  <mi>s</mi>
</math>
</file>

<file path=Formula-56/content.xml><?xml version="1.0" encoding="utf-8"?>
<math xmlns="http://www.w3.org/1998/Math/MathML" display="block">
  <mrow>
    <mstyle mathvariant="bold">
      <mi>𝐠</mi>
    </mstyle>
    <mo stretchy="false" form="prefix">(</mo>
    <mi>s</mi>
    <mo stretchy="false" form="postfix">)</mo>
    <mo>=</mo>
    <msup>
      <mrow>
        <mo stretchy="true" form="prefix">[</mo>
        <msub>
          <mi>λ</mi>
          <mn>1</mn>
        </msub>
        <mo>,</mo>
        <mi>…</mi>
        <mo>,</mo>
        <msub>
          <mi>λ</mi>
          <mi>n</mi>
        </msub>
        <mo stretchy="true" form="postfix">]</mo>
      </mrow>
      <mi>T</mi>
    </msup>
    <mi>.</mi>
  </mrow>
</math>
</file>

<file path=Formula-57/content.xml><?xml version="1.0" encoding="utf-8"?>
<math xmlns="http://www.w3.org/1998/Math/MathML" display="inline">
  <mrow>
    <mo stretchy="false" form="prefix">{</mo>
    <msub>
      <mi>ξ</mi>
      <mi>ℓ</mi>
    </msub>
    <msubsup>
      <mo stretchy="false" form="postfix">}</mo>
      <mrow>
        <mi>ℓ</mi>
        <mo>=</mo>
        <mn>0</mn>
      </mrow>
      <mi>M</mi>
    </msubsup>
  </mrow>
</math>
</file>

<file path=Formula-58/content.xml><?xml version="1.0" encoding="utf-8"?>
<math xmlns="http://www.w3.org/1998/Math/MathML" display="inline">
  <mrow>
    <mo stretchy="false" form="prefix">[</mo>
    <msub>
      <mi>ξ</mi>
      <mrow>
        <mi>ℓ</mi>
        <mo>−</mo>
        <mn>1</mn>
      </mrow>
    </msub>
    <mo>;</mo>
    <msub>
      <mi>ξ</mi>
      <mi>ℓ</mi>
    </msub>
    <mo stretchy="false" form="postfix">]</mo>
  </mrow>
</math>
</file>

<file path=Formula-59/content.xml><?xml version="1.0" encoding="utf-8"?>
<math xmlns="http://www.w3.org/1998/Math/MathML" display="inline">
  <mrow>
    <mo stretchy="false" form="prefix">{</mo>
    <msub>
      <mstyle mathvariant="bold">
        <mi>𝐰</mi>
      </mstyle>
      <mi>ℓ</mi>
    </msub>
    <msubsup>
      <mo stretchy="false" form="postfix">}</mo>
      <mrow>
        <mi>ℓ</mi>
        <mo>=</mo>
        <mn>1</mn>
      </mrow>
      <mi>M</mi>
    </msubsup>
  </mrow>
</math>
</file>

<file path=Formula-6/content.xml><?xml version="1.0" encoding="utf-8"?>
<math xmlns="http://www.w3.org/1998/Math/MathML" display="inline">
  <mi>Y</mi>
</math>
</file>

<file path=Formula-60/content.xml><?xml version="1.0" encoding="utf-8"?>
<math xmlns="http://www.w3.org/1998/Math/MathML" display="inline">
  <mrow>
    <msub>
      <mi>p</mi>
      <mi>i</mi>
    </msub>
    <mo stretchy="false" form="prefix">(</mo>
    <mi>t</mi>
    <mo stretchy="false" form="postfix">)</mo>
  </mrow>
</math>
</file>

<file path=Formula-61/content.xml><?xml version="1.0" encoding="utf-8"?>
<math xmlns="http://www.w3.org/1998/Math/MathML" display="inline">
  <mrow>
    <mi>i</mi>
    <mo>=</mo>
    <mn>1</mn>
    <mo>,</mo>
    <mi>…</mi>
    <mo>,</mo>
    <mi>M</mi>
  </mrow>
</math>
</file>

<file path=Formula-62/content.xml><?xml version="1.0" encoding="utf-8"?>
<math xmlns="http://www.w3.org/1998/Math/MathML" display="inline">
  <mrow>
    <mi>S</mi>
    <mo stretchy="false" form="prefix">(</mo>
    <mi>t</mi>
    <mo stretchy="false" form="postfix">)</mo>
  </mrow>
</math>
</file>

<file path=Formula-63/content.xml><?xml version="1.0" encoding="utf-8"?>
<math xmlns="http://www.w3.org/1998/Math/MathML" display="block">
  <mtable>
    <mtr>
      <mtd columnalign="right">
        <mi>S</mi>
        <mo stretchy="false" form="prefix">(</mo>
        <mi>t</mi>
        <mo stretchy="false" form="postfix">)</mo>
      </mtd>
      <mtd columnalign="left">
        <mo>=</mo>
        <mrow>
          <mo stretchy="true" form="prefix">{</mo>
          <mtable>
            <mtr>
              <mtd>
                <msub>
                  <mi>p</mi>
                  <mn>1</mn>
                </msub>
                <mo stretchy="false" form="prefix">(</mo>
                <mi>t</mi>
                <mo stretchy="false" form="postfix">)</mo>
                <mo>=</mo>
                <msub>
                  <mi>w</mi>
                  <mn>10</mn>
                </msub>
                <mo>+</mo>
                <msub>
                  <mi>w</mi>
                  <mn>11</mn>
                </msub>
                <mi>t</mi>
                <mo>+</mo>
                <msub>
                  <mi>w</mi>
                  <mn>12</mn>
                </msub>
                <msup>
                  <mi>t</mi>
                  <mn>2</mn>
                </msup>
                <mo>+</mo>
                <msub>
                  <mi>w</mi>
                  <mn>13</mn>
                </msub>
                <msup>
                  <mi>t</mi>
                  <mn>3</mn>
                </msup>
                <mo>,</mo>
              </mtd>
              <mtd>
                <mi>t</mi>
                <mo>∈</mo>
                <mo stretchy="false" form="prefix">[</mo>
                <msub>
                  <mi>ξ</mi>
                  <mn>0</mn>
                </msub>
                <mo>,</mo>
                <msub>
                  <mi>ξ</mi>
                  <mn>1</mn>
                </msub>
                <mo stretchy="false" form="postfix">]</mo>
                <mo>,</mo>
              </mtd>
            </mtr>
            <mtr>
              <mtd>
                <msub>
                  <mi>p</mi>
                  <mn>2</mn>
                </msub>
                <mo stretchy="false" form="prefix">(</mo>
                <mi>t</mi>
                <mo stretchy="false" form="postfix">)</mo>
                <mo>=</mo>
                <msub>
                  <mi>w</mi>
                  <mn>20</mn>
                </msub>
                <mo>+</mo>
                <msub>
                  <mi>w</mi>
                  <mn>21</mn>
                </msub>
                <mi>t</mi>
                <mo>+</mo>
                <msub>
                  <mi>w</mi>
                  <mn>22</mn>
                </msub>
                <msup>
                  <mi>t</mi>
                  <mn>2</mn>
                </msup>
                <mo>+</mo>
                <msub>
                  <mi>w</mi>
                  <mn>23</mn>
                </msub>
                <msup>
                  <mi>t</mi>
                  <mn>3</mn>
                </msup>
                <mo>,</mo>
              </mtd>
              <mtd>
                <mi>t</mi>
                <mo>∈</mo>
                <mo stretchy="false" form="prefix">[</mo>
                <msub>
                  <mi>ξ</mi>
                  <mn>1</mn>
                </msub>
                <mo>,</mo>
                <msub>
                  <mi>ξ</mi>
                  <mn>2</mn>
                </msub>
                <mo stretchy="false" form="postfix">]</mo>
                <mo>,</mo>
              </mtd>
            </mtr>
            <mtr>
              <mtd>
                <mi>⋯</mi>
              </mtd>
              <mtd>
                <mi>⋯</mi>
              </mtd>
            </mtr>
            <mtr>
              <mtd>
                <msub>
                  <mi>p</mi>
                  <mi>M</mi>
                </msub>
                <mo stretchy="false" form="prefix">(</mo>
                <mi>t</mi>
                <mo stretchy="false" form="postfix">)</mo>
                <mo>=</mo>
                <msub>
                  <mi>w</mi>
                  <mrow>
                    <mi>L</mi>
                    <mn>0</mn>
                  </mrow>
                </msub>
                <mo>+</mo>
                <msub>
                  <mi>w</mi>
                  <mrow>
                    <mi>M</mi>
                    <mn>1</mn>
                  </mrow>
                </msub>
                <mi>t</mi>
                <mo>+</mo>
                <msub>
                  <mi>w</mi>
                  <mrow>
                    <mi>M</mi>
                    <mn>2</mn>
                  </mrow>
                </msub>
                <msup>
                  <mi>t</mi>
                  <mn>2</mn>
                </msup>
                <mo>+</mo>
                <msub>
                  <mi>w</mi>
                  <mrow>
                    <mi>M</mi>
                    <mn>3</mn>
                  </mrow>
                </msub>
                <msup>
                  <mi>t</mi>
                  <mn>3</mn>
                </msup>
                <mo>,</mo>
              </mtd>
              <mtd>
                <mi>t</mi>
                <mo>∈</mo>
                <mo stretchy="false" form="prefix">[</mo>
                <msub>
                  <mi>ξ</mi>
                  <mrow>
                    <mi>M</mi>
                    <mo>−</mo>
                    <mn>1</mn>
                  </mrow>
                </msub>
                <mo>,</mo>
                <msub>
                  <mi>ξ</mi>
                  <mi>M</mi>
                </msub>
                <mo stretchy="false" form="postfix">]</mo>
                <mo>,</mo>
              </mtd>
            </mtr>
          </mtable>
        </mrow>
      </mtd>
    </mtr>
  </mtable>
</math>
</file>

<file path=Formula-64/content.xml><?xml version="1.0" encoding="utf-8"?>
<math xmlns="http://www.w3.org/1998/Math/MathML" display="inline">
  <mrow>
    <mi>S</mi>
    <mo stretchy="false" form="prefix">(</mo>
    <mi>t</mi>
    <mo stretchy="false" form="postfix">)</mo>
  </mrow>
</math>
</file>

<file path=Formula-65/content.xml><?xml version="1.0" encoding="utf-8"?>
<math xmlns="http://www.w3.org/1998/Math/MathML" display="block">
  <mtable>
    <mtr>
      <mtd columnalign="right">
        <mi>S</mi>
        <mo stretchy="false" form="prefix">(</mo>
        <msub>
          <mi>ξ</mi>
          <mi>t</mi>
        </msub>
        <mo stretchy="false" form="postfix">)</mo>
      </mtd>
      <mtd columnalign="left">
        <mo>=</mo>
        <msub>
          <mi>x</mi>
          <mi>t</mi>
        </msub>
        <mo>,</mo>
        <mspace width="1.0em"/>
        <mi>t</mi>
        <mo>=</mo>
        <mn>0</mn>
        <mo>,</mo>
        <mi>…</mi>
        <mo>,</mo>
        <mi>M</mi>
        <mo>,</mo>
      </mtd>
    </mtr>
    <mtr>
      <mtd columnalign="right">
        <msub>
          <mi>p</mi>
          <mi>i</mi>
        </msub>
        <mi>′</mi>
        <mo stretchy="false" form="prefix">(</mo>
        <msub>
          <mi>ξ</mi>
          <mi>i</mi>
        </msub>
        <mo stretchy="false" form="postfix">)</mo>
      </mtd>
      <mtd columnalign="left">
        <mo>=</mo>
        <msub>
          <mi>p</mi>
          <mrow>
            <mi>i</mi>
            <mo>+</mo>
            <mn>1</mn>
          </mrow>
        </msub>
        <mi>′</mi>
        <mo stretchy="false" form="prefix">(</mo>
        <msub>
          <mi>ξ</mi>
          <mi>i</mi>
        </msub>
        <mo stretchy="false" form="postfix">)</mo>
        <mo>,</mo>
        <mspace width="0.222em"/>
        <msub>
          <mi>p</mi>
          <mi>i</mi>
        </msub>
        <mi>″</mi>
        <mo stretchy="false" form="prefix">(</mo>
        <msub>
          <mi>ξ</mi>
          <mi>i</mi>
        </msub>
        <mo stretchy="false" form="postfix">)</mo>
        <mo>=</mo>
        <msub>
          <mi>p</mi>
          <mrow>
            <mi>i</mi>
            <mo>+</mo>
            <mn>1</mn>
          </mrow>
        </msub>
        <mi>″</mi>
        <mo stretchy="false" form="prefix">(</mo>
        <msub>
          <mi>ξ</mi>
          <mi>i</mi>
        </msub>
        <mo stretchy="false" form="postfix">)</mo>
        <mo>,</mo>
        <mspace width="1.0em"/>
        <mi>i</mi>
        <mo>=</mo>
        <mn>1</mn>
        <mo>,</mo>
        <mi>…</mi>
        <mo>,</mo>
        <mi>M</mi>
        <mo>−</mo>
        <mn>1</mn>
        <mo>,</mo>
      </mtd>
    </mtr>
    <mtr>
      <mtd columnalign="right">
        <msub>
          <mi>p</mi>
          <mi>i</mi>
        </msub>
        <mo stretchy="false" form="prefix">(</mo>
        <msub>
          <mi>ξ</mi>
          <mrow>
            <mi>i</mi>
            <mo>−</mo>
            <mn>1</mn>
          </mrow>
        </msub>
        <mo stretchy="false" form="postfix">)</mo>
      </mtd>
      <mtd columnalign="left">
        <mo>=</mo>
        <msub>
          <mi>x</mi>
          <mrow>
            <mi>i</mi>
            <mo>−</mo>
            <mn>1</mn>
          </mrow>
        </msub>
        <mo>,</mo>
        <mspace width="0.222em"/>
        <msub>
          <mi>p</mi>
          <mi>i</mi>
        </msub>
        <mo stretchy="false" form="prefix">(</mo>
        <msub>
          <mi>ξ</mi>
          <mi>i</mi>
        </msub>
        <mo stretchy="false" form="postfix">)</mo>
        <mo>=</mo>
        <msub>
          <mi>x</mi>
          <mi>i</mi>
        </msub>
        <mo>,</mo>
        <mspace width="1.0em"/>
        <mi>i</mi>
        <mo>=</mo>
        <mn>1</mn>
        <mo>,</mo>
        <mi>…</mi>
        <mo>,</mo>
        <mi>M</mi>
        <mi>.</mi>
      </mtd>
    </mtr>
  </mtable>
</math>
</file>

<file path=Formula-66/content.xml><?xml version="1.0" encoding="utf-8"?>
<math xmlns="http://www.w3.org/1998/Math/MathML" display="block">
  <mrow>
    <mstyle mathvariant="bold">
      <mi>𝐠</mi>
    </mstyle>
    <mo stretchy="false" form="prefix">(</mo>
    <mi>s</mi>
    <mo stretchy="false" form="postfix">)</mo>
    <mo>=</mo>
    <msup>
      <mrow>
        <mo stretchy="true" form="prefix">[</mo>
        <msub>
          <mstyle mathvariant="bold">
            <mi>𝐰</mi>
          </mstyle>
          <mn>1</mn>
        </msub>
        <mo>,</mo>
        <mi>…</mi>
        <mo>,</mo>
        <msub>
          <mstyle mathvariant="bold">
            <mi>𝐰</mi>
          </mstyle>
          <mi>M</mi>
        </msub>
        <mo stretchy="true" form="postfix">]</mo>
      </mrow>
      <mi>T</mi>
    </msup>
    <mi>.</mi>
  </mrow>
</math>
</file>

<file path=Formula-67/content.xml><?xml version="1.0" encoding="utf-8"?>
<math xmlns="http://www.w3.org/1998/Math/MathML" display="block">
  <mrow>
    <mi>L</mi>
    <mo stretchy="false" form="prefix">(</mo>
    <mstyle mathvariant="bold">
      <mi>𝛉</mi>
    </mstyle>
    <mo>,</mo>
    <msub>
      <mstyle mathvariant="script">
        <mi>𝒟</mi>
      </mstyle>
      <mi>G</mi>
    </msub>
    <mo>,</mo>
    <mi>μ</mi>
    <mo stretchy="false" form="postfix">)</mo>
    <mo>=</mo>
    <munderover>
      <mo>∑</mo>
      <mrow>
        <mi>i</mi>
        <mo>=</mo>
        <mn>1</mn>
      </mrow>
      <mi>m</mi>
    </munderover>
    <mo>log</mo>
    <mo minsize="1.2" maxsize="1.2" stretchy="false" form="prefix">(</mo>
    <mn>1</mn>
    <mo>+</mo>
    <mo>exp</mo>
    <mo stretchy="false" form="prefix">(</mo>
    <mo>−</mo>
    <msub>
      <mi>y</mi>
      <mi>i</mi>
    </msub>
    <mo stretchy="false" form="prefix">[</mo>
    <msup>
      <mstyle mathvariant="bold">
        <mi>𝐰</mi>
      </mstyle>
      <mi>T</mi>
    </msup>
    <msub>
      <mstyle mathvariant="bold">
        <mi>𝐠</mi>
      </mstyle>
      <mi>i</mi>
    </msub>
    <mo>+</mo>
    <mi>b</mi>
    <mo stretchy="false" form="postfix">]</mo>
    <mo stretchy="false" form="postfix">)</mo>
    <mo minsize="1.2" maxsize="1.2" stretchy="false" form="postfix">)</mo>
    <mo>+</mo>
    <mfrac>
      <mi>μ</mi>
      <mn>2</mn>
    </mfrac>
    <mo stretchy="false" form="prefix">∥</mo>
    <mstyle mathvariant="bold">
      <mi>𝐰</mi>
    </mstyle>
    <msup>
      <mo stretchy="false" form="prefix">∥</mo>
      <mn>2</mn>
    </msup>
    <mo>,</mo>
    <mspace width="0.222em"/>
    <mspace width="0.222em"/>
    <mtext mathvariant="normal">where</mtext>
    <mspace width="0.222em"/>
    <mspace width="0.222em"/>
    <mstyle mathvariant="bold">
      <mi>𝛉</mi>
    </mstyle>
    <mo>=</mo>
    <mrow>
      <mo stretchy="true" form="prefix">[</mo>
      <mtable>
        <mtr>
          <mtd columnalign="center">
            <mstyle mathvariant="bold">
              <mi>𝐰</mi>
            </mstyle>
          </mtd>
        </mtr>
        <mtr>
          <mtd columnalign="center">
            <mi>b</mi>
          </mtd>
        </mtr>
      </mtable>
      <mo stretchy="true" form="postfix">]</mo>
    </mrow>
    <mi>.</mi>
  </mrow>
</math>
</file>

<file path=Formula-68/content.xml><?xml version="1.0" encoding="utf-8"?>
<math xmlns="http://www.w3.org/1998/Math/MathML" display="inline">
  <mrow>
    <mover>
      <mstyle mathvariant="bold">
        <mi>𝐰</mi>
      </mstyle>
      <mo accent="true">^</mo>
    </mover>
    <mo>,</mo>
    <mover>
      <mi>b</mi>
      <mo accent="true">^</mo>
    </mover>
  </mrow>
</math>
</file>

<file path=Formula-69/content.xml><?xml version="1.0" encoding="utf-8"?>
<math xmlns="http://www.w3.org/1998/Math/MathML" display="inline">
  <mrow>
    <mi>f</mi>
    <mo stretchy="false" form="prefix">(</mo>
    <mstyle mathvariant="bold">
      <mi>𝐠</mi>
    </mstyle>
    <mo>,</mo>
    <mstyle mathvariant="bold">
      <mi>𝛉</mi>
    </mstyle>
    <mo stretchy="false" form="postfix">)</mo>
  </mrow>
</math>
</file>

<file path=Formula-7/content.xml><?xml version="1.0" encoding="utf-8"?>
<math xmlns="http://www.w3.org/1998/Math/MathML" display="block">
  <mrow>
    <mstyle mathvariant="script">
      <mi>𝒟</mi>
    </mstyle>
    <mo>=</mo>
    <mo stretchy="false" form="prefix">{</mo>
    <mo stretchy="false" form="prefix">(</mo>
    <msub>
      <mi>s</mi>
      <mi>i</mi>
    </msub>
    <mo>,</mo>
    <msub>
      <mi>y</mi>
      <mi>i</mi>
    </msub>
    <mo stretchy="false" form="postfix">)</mo>
    <msubsup>
      <mo stretchy="false" form="postfix">}</mo>
      <mrow>
        <mi>i</mi>
        <mo>=</mo>
        <mn>1</mn>
      </mrow>
      <mi>m</mi>
    </msubsup>
  </mrow>
</math>
</file>

<file path=Formula-70/content.xml><?xml version="1.0" encoding="utf-8"?>
<math xmlns="http://www.w3.org/1998/Math/MathML" display="inline">
  <mstyle mathvariant="bold">
    <mi>𝐠</mi>
  </mstyle>
</math>
</file>

<file path=Formula-71/content.xml><?xml version="1.0" encoding="utf-8"?>
<math xmlns="http://www.w3.org/1998/Math/MathML" display="inline">
  <mover>
    <mstyle mathvariant="bold">
      <mi>𝛉</mi>
    </mstyle>
    <mo accent="true">^</mo>
  </mover>
</math>
</file>

<file path=Formula-72/content.xml><?xml version="1.0" encoding="utf-8"?>
<math xmlns="http://www.w3.org/1998/Math/MathML" display="block">
  <mrow>
    <mover>
      <mi>y</mi>
      <mo accent="true">^</mo>
    </mover>
    <mo>=</mo>
    <mi>f</mi>
    <mo stretchy="false" form="prefix">(</mo>
    <mstyle mathvariant="bold">
      <mi>𝐠</mi>
    </mstyle>
    <mo>,</mo>
    <mover>
      <mstyle mathvariant="bold">
        <mi>𝛉</mi>
      </mstyle>
      <mo accent="true">^</mo>
    </mover>
    <mo stretchy="false" form="postfix">)</mo>
    <mo>=</mo>
    <mtext mathvariant="normal">sign</mtext>
    <mo stretchy="false" form="prefix">(</mo>
    <msup>
      <mstyle mathvariant="bold">
        <mi>𝐠</mi>
      </mstyle>
      <mi>T</mi>
    </msup>
    <mover>
      <mstyle mathvariant="bold">
        <mi>𝐰</mi>
      </mstyle>
      <mo accent="true">^</mo>
    </mover>
    <mo>+</mo>
    <mover>
      <mi>b</mi>
      <mo accent="true">^</mo>
    </mover>
    <mo stretchy="false" form="postfix">)</mo>
    <mi>.</mi>
  </mrow>
</math>
</file>

<file path=Formula-73/content.xml><?xml version="1.0" encoding="utf-8"?>
<math xmlns="http://www.w3.org/1998/Math/MathML" display="block">
  <mtable>
    <mtr>
      <mtd columnalign="right">
        <mover>
          <mstyle mathvariant="bold">
            <mi>𝛉</mi>
          </mstyle>
          <mo accent="true">^</mo>
        </mover>
        <mo>=</mo>
        <mrow>
          <mo stretchy="true" form="prefix">(</mo>
          <mtable>
            <mtr>
              <mtd columnalign="center">
                <mover>
                  <mstyle mathvariant="bold">
                    <mi>𝐰</mi>
                  </mstyle>
                  <mo accent="true">^</mo>
                </mover>
              </mtd>
            </mtr>
            <mtr>
              <mtd columnalign="center">
                <mover>
                  <mi>b</mi>
                  <mo accent="true">^</mo>
                </mover>
              </mtd>
            </mtr>
            <mtr>
              <mtd columnalign="center">
                <mover>
                  <mstyle mathvariant="bold">
                    <mi>𝛏</mi>
                  </mstyle>
                  <mo accent="true">^</mo>
                </mover>
              </mtd>
            </mtr>
          </mtable>
          <mo stretchy="true" form="postfix">)</mo>
        </mrow>
        <mo>=</mo>
        <msub>
          <mrow>
            <mo>arg</mo>
            <mo>min</mo>
          </mrow>
          <mrow>
            <mstyle mathvariant="bold">
              <mi>𝐰</mi>
            </mstyle>
            <mo>,</mo>
            <mi>b</mi>
            <mo>,</mo>
            <mstyle mathvariant="bold">
              <mi>𝛏</mi>
            </mstyle>
          </mrow>
        </msub>
        <mfrac>
          <mn>1</mn>
          <mn>2</mn>
        </mfrac>
        <mo stretchy="false" form="prefix">∥</mo>
        <mstyle mathvariant="bold">
          <mi>𝐰</mi>
        </mstyle>
        <msup>
          <mo stretchy="false" form="prefix">∥</mo>
          <mn>2</mn>
        </msup>
        <mo>+</mo>
        <mi>μ</mi>
        <munderover>
          <mo>∑</mo>
          <mrow>
            <mi>i</mi>
            <mo>=</mo>
            <mn>1</mn>
          </mrow>
          <mi>m</mi>
        </munderover>
        <msub>
          <mi>ξ</mi>
          <mi>i</mi>
        </msub>
        <mo>,</mo>
        <mspace width="0.222em"/>
        <mspace width="0.222em"/>
        <mtext mathvariant="normal">s.t.</mtext>
        <mspace width="0.222em"/>
        <mspace width="0.222em"/>
      </mtd>
      <mtd columnalign="left">
        <msub>
          <mi>y</mi>
          <mi>i</mi>
        </msub>
        <mrow>
          <mo stretchy="true" form="prefix">(</mo>
          <msup>
            <mstyle mathvariant="bold">
              <mi>𝐰</mi>
            </mstyle>
            <mi>T</mi>
          </msup>
          <msub>
            <mstyle mathvariant="bold">
              <mi>𝐠</mi>
            </mstyle>
            <mi>i</mi>
          </msub>
          <mo>+</mo>
          <mi>b</mi>
          <mo stretchy="true" form="postfix">)</mo>
        </mrow>
        <mo>≥</mo>
        <mn>1</mn>
        <mo>−</mo>
        <msub>
          <mi>ξ</mi>
          <mi>i</mi>
        </msub>
        <mo>,</mo>
      </mtd>
    </mtr>
    <mtr>
      <mtd columnalign="right"/>
      <mtd columnalign="left">
        <msub>
          <mi>ξ</mi>
          <mi>i</mi>
        </msub>
        <mo>≥</mo>
        <mn>0</mn>
        <mo>,</mo>
        <mspace width="1.0em"/>
        <mn>1</mn>
        <mo>≤</mo>
        <mi>i</mi>
        <mo>≤</mo>
        <mi>m</mi>
        <mi>.</mi>
      </mtd>
    </mtr>
  </mtable>
</math>
</file>

<file path=Formula-74/content.xml><?xml version="1.0" encoding="utf-8"?>
<math xmlns="http://www.w3.org/1998/Math/MathML" display="inline">
  <mrow>
    <mi>L</mi>
    <mo stretchy="false" form="prefix">(</mo>
    <mstyle mathvariant="bold">
      <mi>𝛉</mi>
    </mstyle>
    <mo>,</mo>
    <msub>
      <mstyle mathvariant="script">
        <mi>𝒟</mi>
      </mstyle>
      <mi>G</mi>
    </msub>
    <mo>,</mo>
    <mi>μ</mi>
    <mo stretchy="false" form="postfix">)</mo>
  </mrow>
</math>
</file>

<file path=Formula-75/content.xml><?xml version="1.0" encoding="utf-8"?>
<math xmlns="http://www.w3.org/1998/Math/MathML" display="inline">
  <mrow>
    <mover>
      <mi>y</mi>
      <mo accent="true">^</mo>
    </mover>
    <mo>=</mo>
    <mtext mathvariant="normal">sign</mtext>
    <mo stretchy="false" form="prefix">(</mo>
    <msup>
      <mstyle mathvariant="bold">
        <mi>𝐠</mi>
      </mstyle>
      <mi>T</mi>
    </msup>
    <mover>
      <mstyle mathvariant="bold">
        <mi>𝐰</mi>
      </mstyle>
      <mo accent="true">^</mo>
    </mover>
    <mo>+</mo>
    <mover>
      <mi>b</mi>
      <mo accent="true">^</mo>
    </mover>
    <mo stretchy="false" form="postfix">)</mo>
  </mrow>
</math>
</file>

<file path=Formula-76/content.xml><?xml version="1.0" encoding="utf-8"?>
<math xmlns="http://www.w3.org/1998/Math/MathML" display="block">
  <mrow>
    <mover>
      <mi>y</mi>
      <mo accent="true">^</mo>
    </mover>
    <mo>=</mo>
    <mfrac>
      <mn>1</mn>
      <mi>B</mi>
    </mfrac>
    <munderover>
      <mo>∑</mo>
      <mrow>
        <mi>i</mi>
        <mo>=</mo>
        <mn>1</mn>
      </mrow>
      <mi>B</mi>
    </munderover>
    <mtext mathvariant="normal">pred</mtext>
    <mo stretchy="false" form="prefix">(</mo>
    <msub>
      <mstyle mathvariant="bold">
        <mi>𝐠</mi>
      </mstyle>
      <mi>i</mi>
    </msub>
    <mo stretchy="false" form="postfix">)</mo>
    <mo>,</mo>
  </mrow>
</math>
</file>

<file path=Formula-77/content.xml><?xml version="1.0" encoding="utf-8"?>
<math xmlns="http://www.w3.org/1998/Math/MathML" display="inline">
  <mi>B</mi>
</math>
</file>

<file path=Formula-78/content.xml><?xml version="1.0" encoding="utf-8"?>
<math xmlns="http://www.w3.org/1998/Math/MathML" display="inline">
  <mi>T</mi>
</math>
</file>

<file path=Formula-79/content.xml><?xml version="1.0" encoding="utf-8"?>
<math xmlns="http://www.w3.org/1998/Math/MathML" display="inline">
  <mi>n</mi>
</math>
</file>

<file path=Formula-8/content.xml><?xml version="1.0" encoding="utf-8"?>
<math xmlns="http://www.w3.org/1998/Math/MathML" display="inline">
  <mrow>
    <msub>
      <mi>s</mi>
      <mi>i</mi>
    </msub>
    <mo>∈</mo>
    <mstyle mathvariant="script">
      <mi>𝒮</mi>
    </mstyle>
  </mrow>
</math>
</file>

<file path=Formula-80/content.xml><?xml version="1.0" encoding="utf-8"?>
<math xmlns="http://www.w3.org/1998/Math/MathML" display="inline">
  <mi>n</mi>
</math>
</file>

<file path=Formula-81/content.xml><?xml version="1.0" encoding="utf-8"?>
<math xmlns="http://www.w3.org/1998/Math/MathML" display="inline">
  <mi>M</mi>
</math>
</file>

<file path=Formula-82/content.xml><?xml version="1.0" encoding="utf-8"?>
<math xmlns="http://www.w3.org/1998/Math/MathML" display="block">
  <mtable>
    <mtr>
      <mtd columnalign="right">
        <mi>C</mi>
        <mi>V</mi>
        <mo stretchy="false" form="prefix">(</mo>
        <mi>K</mi>
        <mo stretchy="false" form="postfix">)</mo>
        <mo>=</mo>
        <mfrac>
          <mn>1</mn>
          <mi>K</mi>
        </mfrac>
        <munderover>
          <mo>∑</mo>
          <mrow>
            <mi>k</mi>
            <mo>=</mo>
            <mn>1</mn>
          </mrow>
          <mi>K</mi>
        </munderover>
        <mi>L</mi>
        <mo stretchy="false" form="prefix">(</mo>
        <msub>
          <mi>f</mi>
          <mi>k</mi>
        </msub>
        <mo>,</mo>
        <mstyle mathvariant="script">
          <mi>𝒟</mi>
        </mstyle>
        <mo>\</mo>
        <msub>
          <mstyle mathvariant="script">
            <mi>𝒞</mi>
          </mstyle>
          <mi>k</mi>
        </msub>
        <mo stretchy="false" form="postfix">)</mo>
        <mo>,</mo>
      </mtd>
    </mtr>
  </mtable>
</math>
</file>

<file path=Formula-83/content.xml><?xml version="1.0" encoding="utf-8"?>
<math xmlns="http://www.w3.org/1998/Math/MathML" display="inline">
  <msub>
    <mi>C</mi>
    <mi>k</mi>
  </msub>
</math>
</file>

<file path=Formula-84/content.xml><?xml version="1.0" encoding="utf-8"?>
<math xmlns="http://www.w3.org/1998/Math/MathML" display="inline">
  <mfrac>
    <mrow>
      <mi>K</mi>
      <mo>−</mo>
      <mn>1</mn>
    </mrow>
    <mi>K</mi>
  </mfrac>
</math>
</file>

<file path=Formula-85/content.xml><?xml version="1.0" encoding="utf-8"?>
<math xmlns="http://www.w3.org/1998/Math/MathML" display="inline">
  <msub>
    <mi>f</mi>
    <mi>k</mi>
  </msub>
</math>
</file>

<file path=Formula-86/content.xml><?xml version="1.0" encoding="utf-8"?>
<math xmlns="http://www.w3.org/1998/Math/MathML" display="inline">
  <mstyle mathvariant="bold">
    <mi>𝛍</mi>
  </mstyle>
</math>
</file>

<file path=Formula-87/content.xml><?xml version="1.0" encoding="utf-8"?>
<math xmlns="http://www.w3.org/1998/Math/MathML" display="inline">
  <mi>n</mi>
</math>
</file>

<file path=Formula-88/content.xml><?xml version="1.0" encoding="utf-8"?>
<math xmlns="http://www.w3.org/1998/Math/MathML" display="inline">
  <mrow>
    <mi>n</mi>
    <mo>=</mo>
    <mn>20</mn>
  </mrow>
</math>
</file>

<file path=Formula-89/content.xml><?xml version="1.0" encoding="utf-8"?>
<math xmlns="http://www.w3.org/1998/Math/MathML" display="inline">
  <mi>n</mi>
</math>
</file>

<file path=Formula-9/content.xml><?xml version="1.0" encoding="utf-8"?>
<math xmlns="http://www.w3.org/1998/Math/MathML" display="inline">
  <mrow>
    <msub>
      <mi>y</mi>
      <mi>i</mi>
    </msub>
    <mo>=</mo>
    <mi>f</mi>
    <mo stretchy="false" form="prefix">(</mo>
    <msub>
      <mi>s</mi>
      <mi>i</mi>
    </msub>
    <mo stretchy="false" form="postfix">)</mo>
    <mo>∈</mo>
    <mi>Y</mi>
  </mrow>
</math>
</file>

<file path=Formula-90/content.xml><?xml version="1.0" encoding="utf-8"?>
<math xmlns="http://www.w3.org/1998/Math/MathML" display="inline">
  <mrow>
    <mi>n</mi>
    <mo>=</mo>
    <mn>20</mn>
  </mrow>
</math>
</file>

<file path=Formula-91/content.xml><?xml version="1.0" encoding="utf-8"?>
<math xmlns="http://www.w3.org/1998/Math/MathML" display="inline">
  <mrow>
    <mi>s</mi>
    <mi>c</mi>
    <mi>i</mi>
    <mi>p</mi>
    <mi>y</mi>
  </mrow>
</math>
</file>

<file path=Formula-92/content.xml><?xml version="1.0" encoding="utf-8"?>
<math xmlns="http://www.w3.org/1998/Math/MathML" display="inline">
  <mrow>
    <mo stretchy="false" form="prefix">{</mo>
    <msub>
      <mi>ξ</mi>
      <mi>ℓ</mi>
    </msub>
    <msubsup>
      <mo stretchy="false" form="postfix">}</mo>
      <mrow>
        <mi>ℓ</mi>
        <mo>=</mo>
        <mn>1</mn>
      </mrow>
      <mi>M</mi>
    </msubsup>
  </mrow>
</math>
</file>

<file path=Formula-93/content.xml><?xml version="1.0" encoding="utf-8"?>
<math xmlns="http://www.w3.org/1998/Math/MathML" display="inline">
  <mi>M</mi>
</math>
</file>

<file path=Formula-94/content.xml><?xml version="1.0" encoding="utf-8"?>
<math xmlns="http://www.w3.org/1998/Math/MathML" display="inline">
  <mrow>
    <mn>97</mn>
    <mi>%</mi>
  </mrow>
</math>
</file>

<file path=Formula-95/content.xml><?xml version="1.0" encoding="utf-8"?>
<math xmlns="http://www.w3.org/1998/Math/MathML" display="inline">
  <mrow>
    <mn>93</mn>
    <mi>%</mi>
  </mrow>
</math>
</file>